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Helvetica" style:font-family-asian="Helvetica" style:font-family-complex="Helvetica"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Helvetica" style:font-family-asian="Helvetica" style:font-family-complex="Helvetica" fo:background-color="transparent" style:use-window-font-color="true"/>
    </style:style>
    <style:style style:name="T4" style:family="text">
      <style:text-properties fo:font-size="10.00pt" fo:font-weight="normal" fo:font-family="Helvetica" style:font-family-asian="Helvetica" style:font-family-complex="Helvetica"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Helvetica" style:font-family-asian="Helvetica" style:font-family-complex="Helvetica" fo:background-color="transparent" style:use-window-font-color="true"/>
    </style:style>
    <style:style style:name="T7" style:family="text">
      <style:text-properties fo:font-size="10.00pt" fo:font-weight="normal" fo:font-family="Helvetica" style:font-family-asian="Helvetica" style:font-family-complex="Helvetica"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Helvetica" style:font-family-asian="Helvetica" style:font-family-complex="Helvetica" fo:background-color="transparent" style:use-window-font-color="true"/>
    </style:style>
    <style:style style:name="T10" style:family="text">
      <style:text-properties fo:font-size="10.00pt" fo:font-weight="normal" fo:font-family="Helvetica" style:font-family-asian="Helvetica" style:font-family-complex="Helvetica" fo:background-color="transparent" style:use-window-font-color="true"/>
    </style:style>
    <style:style style:name="T11" style:family="text">
      <style:text-properties fo:font-size="12.00pt" fo:font-weight="normal" fo:font-family="Helvetica" style:font-family-asian="Helvetica" style:font-family-complex="Helvetica" fo:background-color="transparent" style:use-window-font-color="true"/>
    </style:style>
    <style:style style:name="T12" style:family="text">
      <style:text-properties fo:font-size="10.00pt" fo:font-weight="normal" fo:font-family="Helvetica" style:font-family-asian="Helvetica" style:font-family-complex="Helvetica"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Helvetica" style:font-family-asian="Helvetica" style:font-family-complex="Helvetica" fo:background-color="transparent" style:use-window-font-color="true"/>
    </style:style>
    <style:style style:name="T15" style:family="text">
      <style:text-properties fo:font-size="10.00pt" fo:font-weight="normal" fo:font-family="Helvetica" style:font-family-asian="Helvetica" style:font-family-complex="Helvetica"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bold"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9.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9.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bold"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9.00pt" fo:font-weight="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bold"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9.00pt" fo:font-weight="normal" fo:font-family="'Times New Roman'" style:font-family-asian="'Times New Roman'" style:font-family-complex="'Times New Roman'" fo:background-color="transparent" style:use-window-font-color="true"/>
    </style:style>
    <style:style style:name="T32" style:family="text">
      <style:text-properties fo:font-size="9.00pt" fo:font-weight="bold"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9.00pt" fo:font-weight="normal" fo:font-family="'Times New Roman'" style:font-family-asian="'Times New Roman'" style:font-family-complex="'Times New Roman'" fo:background-color="transparent" style:use-window-font-color="true"/>
    </style:style>
    <style:style style:name="T35" style:family="text">
      <style:text-properties fo:font-size="9.00pt" fo:font-weight="bold"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9.00pt" fo:font-weight="normal" fo:font-family="'Times New Roman'" style:font-family-asian="'Times New Roman'" style:font-family-complex="'Times New Roman'" fo:background-color="transparent" style:use-window-font-color="true"/>
    </style:style>
    <style:style style:name="T38" style:family="text">
      <style:text-properties fo:font-size="9.00pt" fo:font-weight="bold" fo:font-family="'Times New Roman'" style:font-family-asian="'Times New Roman'" style:font-family-complex="'Times New Roman'"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9.00pt" fo:font-weight="normal" fo:font-family="'Times New Roman'" style:font-family-asian="'Times New Roman'" style:font-family-complex="'Times New Roman'" fo:background-color="transparent" style:use-window-font-color="true"/>
    </style:style>
    <style:style style:name="T41" style:family="text">
      <style:text-properties fo:font-size="9.00pt" fo:font-weight="bold"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9.00pt" fo:font-weight="normal" fo:font-family="'Times New Roman'" style:font-family-asian="'Times New Roman'" style:font-family-complex="'Times New Roman'" fo:background-color="transparent" style:use-window-font-color="true"/>
    </style:style>
    <style:style style:name="T44" style:family="text">
      <style:text-properties fo:font-size="9.00pt" fo:font-weight="bold" fo:font-family="'Times New Roman'" style:font-family-asian="'Times New Roman'" style:font-family-complex="'Times New Roman'"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9.00pt" fo:font-weight="normal" fo:font-family="'Times New Roman'" style:font-family-asian="'Times New Roman'" style:font-family-complex="'Times New Roman'" fo:background-color="transparent" style:use-window-font-color="true"/>
    </style:style>
    <style:style style:name="T47" style:family="text">
      <style:text-properties fo:font-size="9.00pt" fo:font-weight="bold"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9.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bold"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9.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bold"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9.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9.00pt" fo:font-weight="bold" fo:font-family="'Times New Roman'" style:font-family-asian="'Times New Roman'" style:font-family-complex="'Times New Roman'" fo:background-color="transparent" style:use-window-font-color="true" fo:font-style="italic"/>
    </style:style>
    <style:style style:name="T60"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9.00pt" fo:font-weight="bold" fo:font-family="'Times New Roman'" style:font-family-asian="'Times New Roman'" style:font-family-complex="'Times New Roman'"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9.00pt" fo:font-weight="bold" fo:font-family="'Times New Roman'" style:font-family-asian="'Times New Roman'" style:font-family-complex="'Times New Roman'" fo:background-color="transparent" style:use-window-font-color="true" fo:font-style="italic"/>
    </style:style>
    <style:style style:name="T65" style:family="text">
      <style:text-properties fo:font-size="9.00pt" fo:font-weight="normal" fo:font-family="'Times New Roman'" style:font-family-asian="'Times New Roman'" style:font-family-complex="'Times New Roman'" fo:background-color="transparent" style:use-window-font-color="true"/>
    </style:style>
    <style:style style:name="T66" style:family="text">
      <style:text-properties fo:font-size="9.00pt" fo:font-weight="bold" fo:font-family="'Times New Roman'" style:font-family-asian="'Times New Roman'" style:font-family-complex="'Times New Roman'" fo:background-color="transparent" style:use-window-font-color="true" fo:font-style="italic"/>
    </style:style>
    <style:style style:name="T67" style:family="text">
      <style:text-properties fo:font-size="9.00pt" fo:font-weight="normal" fo:font-family="'Times New Roman'" style:font-family-asian="'Times New Roman'" style:font-family-complex="'Times New Roman'" fo:background-color="transparent" style:use-window-font-color="true"/>
    </style:style>
    <style:style style:name="T68" style:family="text">
      <style:text-properties fo:font-size="9.00pt" fo:font-weight="bold" fo:font-family="'Times New Roman'" style:font-family-asian="'Times New Roman'" style:font-family-complex="'Times New Roman'" fo:background-color="transparent" style:use-window-font-color="true" fo:font-style="italic"/>
    </style:style>
    <style:style style:name="T69" style:family="text">
      <style:text-properties fo:font-size="9.00pt" fo:font-weight="bold" fo:font-family="'Times New Roman'" style:font-family-asian="'Times New Roman'" style:font-family-complex="'Times New Roman'" fo:background-color="transparent" style:use-window-font-color="true"/>
    </style:style>
    <style:style style:name="T70" style:family="text">
      <style:text-properties fo:font-size="9.00pt" fo:font-weight="normal" fo:font-family="'Times New Roman'" style:font-family-asian="'Times New Roman'" style:font-family-complex="'Times New Roman'" fo:background-color="transparent" style:use-window-font-color="true"/>
    </style:style>
    <style:style style:name="T71" style:family="text">
      <style:text-properties fo:font-size="9.00pt" fo:font-weight="bold" fo:font-family="'Times New Roman'" style:font-family-asian="'Times New Roman'" style:font-family-complex="'Times New Roman'" fo:background-color="transparent" style:use-window-font-color="true" fo:font-style="italic"/>
    </style:style>
    <style:style style:name="T72" style:family="text">
      <style:text-properties fo:font-size="9.00pt" fo:font-weight="normal" fo:font-family="'Times New Roman'" style:font-family-asian="'Times New Roman'" style:font-family-complex="'Times New Roman'" fo:background-color="transparent" style:use-window-font-color="true"/>
    </style:style>
    <style:style style:name="T73" style:family="text">
      <style:text-properties fo:font-size="9.00pt" fo:font-weight="bold" fo:font-family="'Times New Roman'" style:font-family-asian="'Times New Roman'" style:font-family-complex="'Times New Roman'" fo:background-color="transparent" style:use-window-font-color="true" fo:font-style="italic"/>
    </style:style>
    <style:style style:name="T74" style:family="text">
      <style:text-properties fo:font-size="9.00pt" fo:font-weight="normal" fo:font-family="'Times New Roman'" style:font-family-asian="'Times New Roman'" style:font-family-complex="'Times New Roman'" fo:background-color="transparent" style:use-window-font-color="true"/>
    </style:style>
    <style:style style:name="T75" style:family="text">
      <style:text-properties fo:font-size="9.00pt" fo:font-weight="bold" fo:font-family="'Times New Roman'" style:font-family-asian="'Times New Roman'" style:font-family-complex="'Times New Roman'" fo:background-color="transparent" style:use-window-font-color="true" fo:font-style="italic"/>
    </style:style>
    <style:style style:name="T76" style:family="text">
      <style:text-properties fo:font-size="9.00pt" fo:font-weight="normal" fo:font-family="'Times New Roman'" style:font-family-asian="'Times New Roman'" style:font-family-complex="'Times New Roman'" fo:background-color="transparent" style:use-window-font-color="true"/>
    </style:style>
    <style:style style:name="T77" style:family="text">
      <style:text-properties fo:font-size="9.00pt" fo:font-weight="bold" fo:font-family="'Times New Roman'" style:font-family-asian="'Times New Roman'" style:font-family-complex="'Times New Roman'" fo:background-color="transparent" style:use-window-font-color="true" fo:font-style="italic"/>
    </style:style>
    <style:style style:name="T78" style:family="text">
      <style:text-properties fo:font-size="9.00pt" fo:font-weight="normal" fo:font-family="'Times New Roman'" style:font-family-asian="'Times New Roman'" style:font-family-complex="'Times New Roman'" fo:background-color="transparent" style:use-window-font-color="true"/>
    </style:style>
    <style:style style:name="T79" style:family="text">
      <style:text-properties fo:font-size="9.00pt" fo:font-weight="bold" fo:font-family="'Times New Roman'" style:font-family-asian="'Times New Roman'" style:font-family-complex="'Times New Roman'" fo:background-color="transparent" style:use-window-font-color="true" fo:font-style="italic"/>
    </style:style>
    <style:style style:name="T80" style:family="text">
      <style:text-properties fo:font-size="9.00pt" fo:font-weight="normal" fo:font-family="'Times New Roman'" style:font-family-asian="'Times New Roman'" style:font-family-complex="'Times New Roman'" fo:background-color="transparent" style:use-window-font-color="true"/>
    </style:style>
    <style:style style:name="T81" style:family="text">
      <style:text-properties fo:font-size="9.00pt" fo:font-weight="bold" fo:font-family="'Times New Roman'" style:font-family-asian="'Times New Roman'" style:font-family-complex="'Times New Roman'" fo:background-color="transparent" style:use-window-font-color="true" fo:font-style="italic"/>
    </style:style>
    <style:style style:name="T82" style:family="text">
      <style:text-properties fo:font-size="9.00pt" fo:font-weight="normal" fo:font-family="'Times New Roman'" style:font-family-asian="'Times New Roman'" style:font-family-complex="'Times New Roman'" fo:background-color="transparent" style:use-window-font-color="true"/>
    </style:style>
    <style:style style:name="T83" style:family="text">
      <style:text-properties fo:font-size="9.00pt" fo:font-weight="bold" fo:font-family="'Times New Roman'" style:font-family-asian="'Times New Roman'" style:font-family-complex="'Times New Roman'" fo:background-color="transparent" style:use-window-font-color="true" fo:font-style="italic"/>
    </style:style>
    <style:style style:name="T84" style:family="text">
      <style:text-properties fo:font-size="9.00pt" fo:font-weight="normal" fo:font-family="'Times New Roman'" style:font-family-asian="'Times New Roman'" style:font-family-complex="'Times New Roman'"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9.00pt" fo:font-weight="bold" fo:font-family="'Times New Roman'" style:font-family-asian="'Times New Roman'" style:font-family-complex="'Times New Roman'"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9.00pt" fo:font-weight="bold" fo:font-family="'Times New Roman'" style:font-family-asian="'Times New Roman'" style:font-family-complex="'Times New Roman'" fo:background-color="transparent" style:use-window-font-color="true" fo:font-style="italic"/>
    </style:style>
    <style:style style:name="T89" style:family="text">
      <style:text-properties fo:font-size="9.00pt" fo:font-weight="normal" fo:font-family="'Times New Roman'" style:font-family-asian="'Times New Roman'" style:font-family-complex="'Times New Roman'" fo:background-color="transparent" style:use-window-font-color="true"/>
    </style:style>
    <style:style style:name="T90" style:family="text">
      <style:text-properties fo:font-size="9.00pt" fo:font-weight="bold" fo:font-family="'Times New Roman'" style:font-family-asian="'Times New Roman'" style:font-family-complex="'Times New Roman'" fo:background-color="transparent" style:use-window-font-color="true" fo:font-style="italic"/>
    </style:style>
    <style:style style:name="T91" style:family="text">
      <style:text-properties fo:font-size="9.00pt" fo:font-weight="normal" fo:font-family="'Times New Roman'" style:font-family-asian="'Times New Roman'" style:font-family-complex="'Times New Roman'" fo:background-color="transparent" style:use-window-font-color="true"/>
    </style:style>
    <style:style style:name="T92" style:family="text">
      <style:text-properties fo:font-size="9.00pt" fo:font-weight="bold" fo:font-family="'Times New Roman'" style:font-family-asian="'Times New Roman'" style:font-family-complex="'Times New Roman'" fo:background-color="transparent" style:use-window-font-color="true"/>
    </style:style>
    <style:style style:name="T93" style:family="text">
      <style:text-properties fo:font-size="9.00pt" fo:font-weight="normal" fo:font-family="'Times New Roman'" style:font-family-asian="'Times New Roman'" style:font-family-complex="'Times New Roman'" fo:background-color="transparent" style:use-window-font-color="true"/>
    </style:style>
    <style:style style:name="T94" style:family="text">
      <style:text-properties fo:font-size="9.00pt" fo:font-weight="bold" fo:font-family="'Times New Roman'" style:font-family-asian="'Times New Roman'" style:font-family-complex="'Times New Roman'" fo:background-color="transparent" style:use-window-font-color="true" fo:font-style="italic"/>
    </style:style>
    <style:style style:name="T95" style:family="text">
      <style:text-properties fo:font-size="9.00pt" fo:font-weight="normal" fo:font-family="'Times New Roman'" style:font-family-asian="'Times New Roman'" style:font-family-complex="'Times New Roman'" fo:background-color="transparent" style:use-window-font-color="true"/>
    </style:style>
    <style:style style:name="T96" style:family="text">
      <style:text-properties fo:font-size="9.00pt" fo:font-weight="bold" fo:font-family="'Times New Roman'" style:font-family-asian="'Times New Roman'" style:font-family-complex="'Times New Roman'" fo:background-color="transparent" style:use-window-font-color="true" fo:font-style="italic"/>
    </style:style>
    <style:style style:name="T97" style:family="text">
      <style:text-properties fo:font-size="9.00pt" fo:font-weight="normal" fo:font-family="'Times New Roman'" style:font-family-asian="'Times New Roman'" style:font-family-complex="'Times New Roman'" fo:background-color="transparent" style:use-window-font-color="true"/>
    </style:style>
    <style:style style:name="T98" style:family="text">
      <style:text-properties fo:font-size="9.00pt" fo:font-weight="bold" fo:font-family="'Times New Roman'" style:font-family-asian="'Times New Roman'" style:font-family-complex="'Times New Roman'" fo:background-color="transparent" style:use-window-font-color="true" fo:font-style="italic"/>
    </style:style>
    <style:style style:name="T99" style:family="text">
      <style:text-properties fo:font-size="9.00pt" fo:font-weight="normal" fo:font-family="'Times New Roman'" style:font-family-asian="'Times New Roman'" style:font-family-complex="'Times New Roman'" fo:background-color="transparent" style:use-window-font-color="true"/>
    </style:style>
    <style:style style:name="T100" style:family="text">
      <style:text-properties fo:font-size="9.00pt" fo:font-weight="bold" fo:font-family="'Times New Roman'" style:font-family-asian="'Times New Roman'" style:font-family-complex="'Times New Roman'" fo:background-color="transparent" style:use-window-font-color="true" fo:font-style="italic"/>
    </style:style>
    <style:style style:name="T101" style:family="text">
      <style:text-properties fo:font-size="9.00pt" fo:font-weight="normal" fo:font-family="'Times New Roman'" style:font-family-asian="'Times New Roman'" style:font-family-complex="'Times New Roman'" fo:background-color="transparent" style:use-window-font-color="true"/>
    </style:style>
    <style:style style:name="T102" style:family="text">
      <style:text-properties fo:font-size="9.00pt" fo:font-weight="bold" fo:font-family="'Times New Roman'" style:font-family-asian="'Times New Roman'" style:font-family-complex="'Times New Roman'" fo:background-color="transparent" style:use-window-font-color="true" fo:font-style="italic"/>
    </style:style>
    <style:style style:name="T103" style:family="text">
      <style:text-properties fo:font-size="9.00pt" fo:font-weight="normal" fo:font-family="'Times New Roman'" style:font-family-asian="'Times New Roman'" style:font-family-complex="'Times New Roman'" fo:background-color="transparent" style:use-window-font-color="true"/>
    </style:style>
    <style:style style:name="T104" style:family="text">
      <style:text-properties fo:font-size="9.00pt" fo:font-weight="bold" fo:font-family="'Times New Roman'" style:font-family-asian="'Times New Roman'" style:font-family-complex="'Times New Roman'" fo:background-color="transparent" style:use-window-font-color="true" fo:font-style="italic"/>
    </style:style>
    <style:style style:name="T105" style:family="text">
      <style:text-properties fo:font-size="9.00pt" fo:font-weight="normal" fo:font-family="'Times New Roman'" style:font-family-asian="'Times New Roman'" style:font-family-complex="'Times New Roman'" fo:background-color="transparent" style:use-window-font-color="true"/>
    </style:style>
    <style:style style:name="T106" style:family="text">
      <style:text-properties fo:font-size="9.00pt" fo:font-weight="bold" fo:font-family="'Times New Roman'" style:font-family-asian="'Times New Roman'" style:font-family-complex="'Times New Roman'" fo:background-color="transparent" style:use-window-font-color="true" fo:font-style="italic"/>
    </style:style>
    <style:style style:name="T107" style:family="text">
      <style:text-properties fo:font-size="9.00pt" fo:font-weight="normal"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9.00pt" fo:font-weight="bold" fo:font-family="'Times New Roman'" style:font-family-asian="'Times New Roman'" style:font-family-complex="'Times New Roman'" fo:background-color="transparent" style:use-window-font-color="true" fo:font-style="italic"/>
    </style:style>
    <style:style style:name="T110"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111" style:family="text">
      <style:text-properties fo:font-size="9.00pt" fo:font-weight="bold" fo:font-family="'Times New Roman'" style:font-family-asian="'Times New Roman'" style:font-family-complex="'Times New Roman'" fo:background-color="transparent" style:use-window-font-color="true" fo:font-style="italic"/>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bold" fo:font-family="'Times New Roman'" style:font-family-asian="'Times New Roman'" style:font-family-complex="'Times New Roman'"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9.00pt" fo:font-weight="bold" fo:font-family="Calibri" style:font-family-asian="Calibri" style:font-family-complex="Calibri" fo:background-color="transparent" style:use-window-font-color="true" fo:font-style="italic"/>
    </style:style>
    <style:style style:name="T116" style:family="text">
      <style:text-properties fo:font-size="9.00pt" fo:font-weight="normal" fo:font-family="Calibri" style:font-family-asian="Calibri" style:font-family-complex="Calibri" fo:background-color="transparent" style:use-window-font-color="true" fo:font-style="italic"/>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9.00pt" fo:font-weight="normal" fo:font-family="'Times New Roman'" style:font-family-asian="'Times New Roman'" style:font-family-complex="'Times New Roman'" fo:background-color="transparent" style:use-window-font-color="true"/>
    </style:style>
    <style:style style:name="T119" style:family="text">
      <style:text-properties fo:font-size="9.00pt" fo:font-weight="bold" fo:font-family="'Times New Roman'" style:font-family-asian="'Times New Roman'" style:font-family-complex="'Times New Roman'" fo:background-color="transparent" style:use-window-font-color="true" fo:font-style="italic"/>
    </style:style>
    <style:style style:name="T120" style:family="text">
      <style:text-properties fo:font-size="9.00pt" fo:font-weight="normal" fo:font-family="'Times New Roman'" style:font-family-asian="'Times New Roman'" style:font-family-complex="'Times New Roman'" fo:background-color="transparent" style:use-window-font-color="true"/>
    </style:style>
    <style:style style:name="T121" style:family="text">
      <style:text-properties fo:font-size="9.00pt" fo:font-weight="bold" fo:font-family="'Times New Roman'" style:font-family-asian="'Times New Roman'" style:font-family-complex="'Times New Roman'" fo:background-color="transparent" style:use-window-font-color="true"/>
    </style:style>
    <style:style style:name="T122" style:family="text">
      <style:text-properties fo:font-size="9.00pt" fo:font-weight="normal" fo:font-family="'Times New Roman'" style:font-family-asian="'Times New Roman'" style:font-family-complex="'Times New Roman'" fo:background-color="transparent" style:use-window-font-color="true"/>
    </style:style>
    <style:style style:name="T123" style:family="text">
      <style:text-properties fo:font-size="9.00pt" fo:font-weight="bold" fo:font-family="'Times New Roman'" style:font-family-asian="'Times New Roman'" style:font-family-complex="'Times New Roman'" fo:background-color="transparent" style:use-window-font-color="true"/>
    </style:style>
    <style:style style:name="T124" style:family="text">
      <style:text-properties fo:font-size="9.00pt" fo:font-weight="normal" fo:font-family="'Times New Roman'" style:font-family-asian="'Times New Roman'" style:font-family-complex="'Times New Roman'" fo:background-color="transparent" style:use-window-font-color="true"/>
    </style:style>
    <style:style style:name="T125" style:family="text">
      <style:text-properties fo:font-size="9.00pt" fo:font-weight="bold" fo:font-family="'Times New Roman'" style:font-family-asian="'Times New Roman'" style:font-family-complex="'Times New Roman'" fo:background-color="transparent" style:use-window-font-color="true"/>
    </style:style>
    <style:style style:name="T126" style:family="text">
      <style:text-properties fo:font-size="9.00pt" fo:font-weight="normal" fo:font-family="'Times New Roman'" style:font-family-asian="'Times New Roman'" style:font-family-complex="'Times New Roman'" fo:background-color="transparent" style:use-window-font-color="true"/>
    </style:style>
    <style:style style:name="T127" style:family="text">
      <style:text-properties fo:font-size="9.00pt" fo:font-weight="bold" fo:font-family="'Times New Roman'" style:font-family-asian="'Times New Roman'" style:font-family-complex="'Times New Roman'" fo:background-color="transparent" style:use-window-font-color="true"/>
    </style:style>
    <style:style style:name="T128" style:family="text">
      <style:text-properties fo:font-size="9.00pt" fo:font-weight="normal" fo:font-family="'Times New Roman'" style:font-family-asian="'Times New Roman'" style:font-family-complex="'Times New Roman'" fo:background-color="transparent" style:use-window-font-color="true"/>
    </style:style>
    <style:style style:name="T129" style:family="text">
      <style:text-properties fo:font-size="9.00pt" fo:font-weight="bold" fo:font-family="'Times New Roman'" style:font-family-asian="'Times New Roman'" style:font-family-complex="'Times New Roman'" fo:background-color="transparent" style:use-window-font-color="true"/>
    </style:style>
    <style:style style:name="T130" style:family="text">
      <style:text-properties fo:font-size="9.00pt" fo:font-weight="bold" fo:font-family="'Times New Roman'" style:font-family-asian="'Times New Roman'" style:font-family-complex="'Times New Roman'" fo:background-color="transparent" fo:color="#4f81bd"/>
    </style:style>
    <style:style style:name="T131" style:family="text">
      <style:text-properties fo:font-size="9.00pt" fo:font-weight="normal" fo:font-family="'Times New Roman'" style:font-family-asian="'Times New Roman'" style:font-family-complex="'Times New Roman'" fo:background-color="transparent" style:use-window-font-color="true"/>
    </style:style>
    <style:style style:name="T132" style:family="text">
      <style:text-properties fo:font-size="9.00pt" fo:font-weight="bold" fo:font-family="'Times New Roman'" style:font-family-asian="'Times New Roman'" style:font-family-complex="'Times New Roman'" fo:background-color="transparent" style:use-window-font-color="true"/>
    </style:style>
    <style:style style:name="T133" style:family="text">
      <style:text-properties fo:font-size="9.00pt" fo:font-weight="normal" fo:font-family="'Times New Roman'" style:font-family-asian="'Times New Roman'" style:font-family-complex="'Times New Roman'" fo:background-color="transparent" style:use-window-font-color="true"/>
    </style:style>
    <style:style style:name="T134" style:family="text">
      <style:text-properties fo:font-size="9.00pt" fo:font-weight="bold" fo:font-family="'Times New Roman'" style:font-family-asian="'Times New Roman'" style:font-family-complex="'Times New Roman'" fo:background-color="transparent" style:use-window-font-color="true"/>
    </style:style>
    <style:style style:name="T135" style:family="text">
      <style:text-properties fo:font-size="9.00pt" fo:font-weight="normal" fo:font-family="'Times New Roman'" style:font-family-asian="'Times New Roman'" style:font-family-complex="'Times New Roman'" fo:background-color="transparent" style:use-window-font-color="true"/>
    </style:style>
    <style:style style:name="T136" style:family="text">
      <style:text-properties fo:font-size="9.00pt" fo:font-weight="bold" fo:font-family="'Times New Roman'" style:font-family-asian="'Times New Roman'" style:font-family-complex="'Times New Roman'" fo:background-color="transparent" style:use-window-font-color="true"/>
    </style:style>
    <style:style style:name="T137" style:family="text">
      <style:text-properties fo:font-size="9.00pt" fo:font-weight="normal" fo:font-family="'Times New Roman'" style:font-family-asian="'Times New Roman'" style:font-family-complex="'Times New Roman'" fo:background-color="transparent" style:use-window-font-color="true"/>
    </style:style>
    <style:style style:name="T138" style:family="text">
      <style:text-properties fo:font-size="9.00pt" fo:font-weight="bold" fo:font-family="'Times New Roman'" style:font-family-asian="'Times New Roman'" style:font-family-complex="'Times New Roman'" fo:background-color="transparent" style:use-window-font-color="true"/>
    </style:style>
    <style:style style:name="T139" style:family="text">
      <style:text-properties fo:font-size="9.00pt" fo:font-weight="normal" fo:font-family="'Times New Roman'" style:font-family-asian="'Times New Roman'" style:font-family-complex="'Times New Roman'" fo:background-color="transparent" style:use-window-font-color="true"/>
    </style:style>
    <style:style style:name="T140" style:family="text">
      <style:text-properties fo:font-size="9.00pt" fo:font-weight="bold" fo:font-family="'Times New Roman'" style:font-family-asian="'Times New Roman'" style:font-family-complex="'Times New Roman'" fo:background-color="transparent" style:use-window-font-color="true"/>
    </style:style>
    <style:style style:name="T141" style:family="text">
      <style:text-properties fo:font-size="9.00pt" fo:font-weight="normal" fo:font-family="'Times New Roman'" style:font-family-asian="'Times New Roman'" style:font-family-complex="'Times New Roman'" fo:background-color="transparent" style:use-window-font-color="true"/>
    </style:style>
    <style:style style:name="T142" style:family="text">
      <style:text-properties fo:font-size="9.00pt" fo:font-weight="bold" fo:font-family="'Times New Roman'" style:font-family-asian="'Times New Roman'" style:font-family-complex="'Times New Roman'" fo:background-color="transparent" style:use-window-font-color="true"/>
    </style:style>
    <style:style style:name="T143" style:family="text">
      <style:text-properties fo:font-size="9.00pt" fo:font-weight="normal" fo:font-family="'Times New Roman'" style:font-family-asian="'Times New Roman'" style:font-family-complex="'Times New Roman'" fo:background-color="transparent" style:use-window-font-color="true"/>
    </style:style>
    <style:style style:name="T144" style:family="text">
      <style:text-properties fo:font-size="9.00pt" fo:font-weight="bold" fo:font-family="'Times New Roman'" style:font-family-asian="'Times New Roman'" style:font-family-complex="'Times New Roman'" fo:background-color="transparent" style:use-window-font-color="true"/>
    </style:style>
    <style:style style:name="T145" style:family="text">
      <style:text-properties fo:font-size="9.00pt" fo:font-weight="normal" fo:font-family="'Times New Roman'" style:font-family-asian="'Times New Roman'" style:font-family-complex="'Times New Roman'" fo:background-color="transparent" style:use-window-font-color="true"/>
    </style:style>
    <style:style style:name="T146" style:family="text">
      <style:text-properties fo:font-size="9.00pt" fo:font-weight="bold" fo:font-family="'Times New Roman'" style:font-family-asian="'Times New Roman'" style:font-family-complex="'Times New Roman'" fo:background-color="transparent" style:use-window-font-color="true"/>
    </style:style>
    <style:style style:name="T147" style:family="text">
      <style:text-properties fo:font-size="9.00pt" fo:font-weight="normal" fo:font-family="'Times New Roman'" style:font-family-asian="'Times New Roman'" style:font-family-complex="'Times New Roman'" fo:background-color="transparent" style:use-window-font-color="true"/>
    </style:style>
    <style:style style:name="T148" style:family="text">
      <style:text-properties fo:font-size="9.00pt" fo:font-weight="bold" fo:font-family="'Times New Roman'" style:font-family-asian="'Times New Roman'" style:font-family-complex="'Times New Roman'" fo:background-color="transparent" style:use-window-font-color="true"/>
    </style:style>
    <style:style style:name="T149" style:family="text">
      <style:text-properties fo:font-size="9.00pt" fo:font-weight="normal" fo:font-family="'Times New Roman'" style:font-family-asian="'Times New Roman'" style:font-family-complex="'Times New Roman'"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2.00pt" fo:font-weight="bold" fo:font-family="'Times New Roman'" style:font-family-asian="'Times New Roman'" style:font-family-complex="'Times New Roman'"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normal" fo:font-family="Calibri" style:font-family-asian="Calibri" style:font-family-complex="Calibri" fo:background-color="transparent" fo:color="#000000"/>
    </style:style>
    <style:style style:name="T154" style:family="text">
      <style:text-properties fo:font-size="9.00pt" fo:font-weight="normal" fo:font-family="'Times New Roman'" style:font-family-asian="'Times New Roman'" style:font-family-complex="'Times New Roman'" fo:background-color="transparent" style:use-window-font-color="true"/>
    </style:style>
    <style:style style:name="T155"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156" style:family="text">
      <style:text-properties fo:font-size="9.00pt" fo:font-weight="normal" fo:font-family="'Times New Roman'" style:font-family-asian="'Times New Roman'" style:font-family-complex="'Times New Roman'"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9.00pt" fo:font-weight="normal" fo:font-family="'Times New Roman'" style:font-family-asian="'Times New Roman'" style:font-family-complex="'Times New Roman'"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9.00pt" fo:font-weight="normal" fo:font-family="'Times New Roman'" style:font-family-asian="'Times New Roman'" style:font-family-complex="'Times New Roman'" fo:background-color="transparent" fo:color="#000000"/>
    </style:style>
    <style:style style:name="T161" style:family="text">
      <style:text-properties fo:font-size="9.00pt" fo:font-weight="normal" fo:font-family="'Times New Roman'" style:font-family-asian="'Times New Roman'" style:font-family-complex="'Times New Roman'"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9.00pt" fo:font-weight="normal" fo:font-family="'Times New Roman'" style:font-family-asian="'Times New Roman'" style:font-family-complex="'Times New Roman'" fo:background-color="transparent" fo:color="#000000"/>
    </style:style>
    <style:style style:name="T164" style:family="text">
      <style:text-properties fo:font-size="9.00pt" fo:font-weight="normal" fo:font-family="'Times New Roman'" style:font-family-asian="'Times New Roman'" style:font-family-complex="'Times New Roman'"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9.00pt" fo:font-weight="normal" fo:font-family="'Times New Roman'" style:font-family-asian="'Times New Roman'" style:font-family-complex="'Times New Roman'" fo:background-color="transparent" fo:color="#000000"/>
    </style:style>
    <style:style style:name="T167" style:family="text">
      <style:text-properties fo:font-size="9.00pt" fo:font-weight="normal" fo:font-family="'Times New Roman'" style:font-family-asian="'Times New Roman'" style:font-family-complex="'Times New Roman'"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9.00pt" fo:font-weight="normal" fo:font-family="'Times New Roman'" style:font-family-asian="'Times New Roman'" style:font-family-complex="'Times New Roman'" fo:background-color="transparent" fo:color="#000000"/>
    </style:style>
    <style:style style:name="T170" style:family="text">
      <style:text-properties fo:font-size="9.00pt" fo:font-weight="normal" fo:font-family="'Times New Roman'" style:font-family-asian="'Times New Roman'" style:font-family-complex="'Times New Roman'"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9.00pt" fo:font-weight="normal" fo:font-family="'Times New Roman'" style:font-family-asian="'Times New Roman'" style:font-family-complex="'Times New Roman'" fo:background-color="transparent" fo:color="#000000"/>
    </style:style>
    <style:style style:name="T173" style:family="text">
      <style:text-properties fo:font-size="9.00pt" fo:font-weight="normal" fo:font-family="'Times New Roman'" style:font-family-asian="'Times New Roman'" style:font-family-complex="'Times New Roman'"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9.00pt" fo:font-weight="normal" fo:font-family="'Times New Roman'" style:font-family-asian="'Times New Roman'" style:font-family-complex="'Times New Roman'" fo:background-color="transparent" fo:color="#000000"/>
    </style:style>
    <style:style style:name="T176" style:family="text">
      <style:text-properties fo:font-size="9.00pt" fo:font-weight="normal" fo:font-family="'Times New Roman'" style:font-family-asian="'Times New Roman'" style:font-family-complex="'Times New Roman'" fo:background-color="transparent" fo:color="#000000" fo:font-style="italic"/>
    </style:style>
    <style:style style:name="T177" style:family="text">
      <style:text-properties fo:font-size="9.00pt" fo:font-weight="normal" fo:font-family="'Times New Roman'" style:font-family-asian="'Times New Roman'" style:font-family-complex="'Times New Roman'" fo:background-color="transparent" fo:color="#000000"/>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bold" fo:font-family="'Times New Roman'" style:font-family-asian="'Times New Roman'" style:font-family-complex="'Times New Roman'" fo:background-color="transparent" style:use-window-font-color="true"/>
    </style:style>
    <style:style style:name="T180" style:family="text">
      <style:text-properties fo:font-size="9.00pt" fo:font-weight="bold" fo:font-family="'Times New Roman'" style:font-family-asian="'Times New Roman'" style:font-family-complex="'Times New Roman'"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9.00pt" fo:font-weight="bold" fo:font-family="'Times New Roman'" style:font-family-asian="'Times New Roman'" style:font-family-complex="'Times New Roman'"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9.00pt" fo:font-weight="bold" fo:font-family="'Times New Roman'" style:font-family-asian="'Times New Roman'" style:font-family-complex="'Times New Roman'"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9.00pt" fo:font-weight="bold" fo:font-family="'Times New Roman'" style:font-family-asian="'Times New Roman'" style:font-family-complex="'Times New Roman'"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9.00pt" fo:font-weight="bold" fo:font-family="'Times New Roman'" style:font-family-asian="'Times New Roman'" style:font-family-complex="'Times New Roman'"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9.00pt" fo:font-weight="normal" fo:font-family="'Times New Roman'" style:font-family-asian="'Times New Roman'" style:font-family-complex="'Times New Roman'" fo:background-color="transparent" fo:color="#ff0000"/>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9.00pt" fo:font-weight="normal" fo:font-family="'Times New Roman'" style:font-family-asian="'Times New Roman'" style:font-family-complex="'Times New Roman'"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9.00pt" fo:font-weight="normal" fo:font-family="'Times New Roman'" style:font-family-asian="'Times New Roman'" style:font-family-complex="'Times New Roman'"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9.00pt" fo:font-weight="normal" fo:font-family="'Times New Roman'" style:font-family-asian="'Times New Roman'" style:font-family-complex="'Times New Roman'"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9.00pt" fo:font-weight="normal" fo:font-family="'Times New Roman'" style:font-family-asian="'Times New Roman'" style:font-family-complex="'Times New Roman'" fo:background-color="transparent" fo:color="#ff0000"/>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9.00pt" fo:font-weight="normal" fo:font-family="'Times New Roman'" style:font-family-asian="'Times New Roman'" style:font-family-complex="'Times New Roman'"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9.00pt" fo:font-weight="normal" fo:font-family="'Times New Roman'" style:font-family-asian="'Times New Roman'" style:font-family-complex="'Times New Roman'" fo:background-color="transparent" fo:color="#ff0000"/>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9.00pt" fo:font-weight="normal" fo:font-family="'Times New Roman'" style:font-family-asian="'Times New Roman'" style:font-family-complex="'Times New Roman'"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9.00pt" fo:font-weight="normal" fo:font-family="'Times New Roman'" style:font-family-asian="'Times New Roman'" style:font-family-complex="'Times New Roman'" fo:background-color="transparent" fo:color="#ff0000"/>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9.00pt" fo:font-weight="normal" fo:font-family="'Times New Roman'" style:font-family-asian="'Times New Roman'" style:font-family-complex="'Times New Roman'"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9.00pt" fo:font-weight="normal" fo:font-family="'Times New Roman'" style:font-family-asian="'Times New Roman'" style:font-family-complex="'Times New Roman'" fo:background-color="transparent" fo:color="#ff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9.00pt" fo:font-weight="normal" fo:font-family="'Times New Roman'" style:font-family-asian="'Times New Roman'" style:font-family-complex="'Times New Roman'"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9.00pt" fo:font-weight="normal" fo:font-family="'Times New Roman'" style:font-family-asian="'Times New Roman'" style:font-family-complex="'Times New Roman'" fo:background-color="transparent" fo:color="#ff0000"/>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9.00pt" fo:font-weight="normal" fo:font-family="'Times New Roman'" style:font-family-asian="'Times New Roman'" style:font-family-complex="'Times New Roman'"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9.00pt" fo:font-weight="normal" fo:font-family="'Times New Roman'" style:font-family-asian="'Times New Roman'" style:font-family-complex="'Times New Roman'" fo:background-color="transparent" fo:color="#ff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9.00pt" fo:font-weight="normal" fo:font-family="'Times New Roman'" style:font-family-asian="'Times New Roman'" style:font-family-complex="'Times New Roman'"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9.00pt" fo:font-weight="normal" fo:font-family="'Times New Roman'" style:font-family-asian="'Times New Roman'" style:font-family-complex="'Times New Roman'"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9.00pt" fo:font-weight="normal" fo:font-family="'Times New Roman'" style:font-family-asian="'Times New Roman'" style:font-family-complex="'Times New Roman'" fo:background-color="transparent" fo:color="#ff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9.00pt" fo:font-weight="normal" fo:font-family="'Times New Roman'" style:font-family-asian="'Times New Roman'" style:font-family-complex="'Times New Roman'"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9.00pt" fo:font-weight="normal" fo:font-family="'Times New Roman'" style:font-family-asian="'Times New Roman'" style:font-family-complex="'Times New Roman'" fo:background-color="transparent" fo:color="#ff0000"/>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9.00pt" fo:font-weight="normal" fo:font-family="'Times New Roman'" style:font-family-asian="'Times New Roman'" style:font-family-complex="'Times New Roman'"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9.00pt" fo:font-weight="normal" fo:font-family="'Times New Roman'" style:font-family-asian="'Times New Roman'" style:font-family-complex="'Times New Roman'" fo:background-color="transparent" fo:color="#ff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9.00pt" fo:font-weight="normal" fo:font-family="'Times New Roman'" style:font-family-asian="'Times New Roman'" style:font-family-complex="'Times New Roman'"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9.00pt" fo:font-weight="normal" fo:font-family="'Times New Roman'" style:font-family-asian="'Times New Roman'" style:font-family-complex="'Times New Roman'"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9.00pt" fo:font-weight="normal" fo:font-family="'Times New Roman'" style:font-family-asian="'Times New Roman'" style:font-family-complex="'Times New Roman'" fo:background-color="transparent" fo:color="#ff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9.00pt" fo:font-weight="normal" fo:font-family="'Times New Roman'" style:font-family-asian="'Times New Roman'" style:font-family-complex="'Times New Roman'" fo:background-color="transparent" fo:color="#ff0000"/>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9.00pt" fo:font-weight="normal" fo:font-family="'Times New Roman'" style:font-family-asian="'Times New Roman'" style:font-family-complex="'Times New Roman'"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9.00pt" fo:font-weight="normal" fo:font-family="'Times New Roman'" style:font-family-asian="'Times New Roman'" style:font-family-complex="'Times New Roman'" fo:background-color="transparent" fo:color="#ff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9.00pt" fo:font-weight="normal" fo:font-family="'Times New Roman'" style:font-family-asian="'Times New Roman'" style:font-family-complex="'Times New Roman'"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9.00pt" fo:font-weight="normal" fo:font-family="'Times New Roman'" style:font-family-asian="'Times New Roman'" style:font-family-complex="'Times New Roman'" fo:background-color="transparent" fo:color="#ff0000"/>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9.00pt" fo:font-weight="normal" fo:font-family="'Times New Roman'" style:font-family-asian="'Times New Roman'" style:font-family-complex="'Times New Roman'"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9.00pt" fo:font-weight="normal" fo:font-family="'Times New Roman'" style:font-family-asian="'Times New Roman'" style:font-family-complex="'Times New Roman'" fo:background-color="transparent" fo:color="#ff0000"/>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9.00pt" fo:font-weight="normal" fo:font-family="'Times New Roman'" style:font-family-asian="'Times New Roman'" style:font-family-complex="'Times New Roman'"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9.00pt" fo:font-weight="normal" fo:font-family="'Times New Roman'" style:font-family-asian="'Times New Roman'" style:font-family-complex="'Times New Roman'"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9.00pt" fo:font-weight="normal" fo:font-family="'Times New Roman'" style:font-family-asian="'Times New Roman'" style:font-family-complex="'Times New Roman'"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9.00pt" fo:font-weight="normal" fo:font-family="'Times New Roman'" style:font-family-asian="'Times New Roman'" style:font-family-complex="'Times New Roman'" fo:background-color="transparent" fo:color="#ff0000"/>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9.00pt" fo:font-weight="normal" fo:font-family="'Times New Roman'" style:font-family-asian="'Times New Roman'" style:font-family-complex="'Times New Roman'"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2.00pt" fo:font-weight="bold" fo:font-family="'Times New Roman'" style:font-family-asian="'Times New Roman'" style:font-family-complex="'Times New Roman'"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9.00pt" fo:font-weight="normal" fo:font-family="'Times New Roman'" style:font-family-asian="'Times New Roman'" style:font-family-complex="'Times New Roman'"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2.00pt" fo:font-weight="bold" fo:font-family="'Times New Roman'" style:font-family-asian="'Times New Roman'" style:font-family-complex="'Times New Roman'"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9.00pt" fo:font-weight="bold" fo:font-family="'Times New Roman'" style:font-family-asian="'Times New Roman'" style:font-family-complex="'Times New Roman'"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9.00pt" fo:font-weight="bold" fo:font-family="'Times New Roman'" style:font-family-asian="'Times New Roman'" style:font-family-complex="'Times New Roman'" fo:background-color="transparent" style:use-window-font-color="true"/>
    </style:style>
    <style:style style:name="T273" style:family="text">
      <style:text-properties fo:font-size="9.00pt" fo:font-weight="normal" fo:font-family="'Times New Roman'" style:font-family-asian="'Times New Roman'" style:font-family-complex="'Times New Roman'" fo:background-color="transparent" style:use-window-font-color="true"/>
    </style:style>
    <style:style style:name="T274" style:family="text">
      <style:text-properties fo:font-size="9.00pt" fo:font-weight="bold" fo:font-family="'Times New Roman'" style:font-family-asian="'Times New Roman'" style:font-family-complex="'Times New Roman'" fo:background-color="transparent" style:use-window-font-color="true"/>
    </style:style>
    <style:style style:name="T275" style:family="text">
      <style:text-properties fo:font-size="9.00pt" fo:font-weight="normal" fo:font-family="'Times New Roman'" style:font-family-asian="'Times New Roman'" style:font-family-complex="'Times New Roman'"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9.00pt" fo:font-weight="bold" fo:font-family="'Times New Roman'" style:font-family-asian="'Times New Roman'" style:font-family-complex="'Times New Roman'"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9.00pt" fo:font-weight="bold" fo:font-family="'Times New Roman'" style:font-family-asian="'Times New Roman'" style:font-family-complex="'Times New Roman'" fo:background-color="transparent" style:use-window-font-color="true"/>
    </style:style>
    <style:style style:name="T280" style:family="text">
      <style:text-properties fo:font-size="9.00pt" fo:font-weight="normal" fo:font-family="'Times New Roman'" style:font-family-asian="'Times New Roman'" style:font-family-complex="'Times New Roman'"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2.00pt" fo:font-weight="bold" fo:font-family="'Times New Roman'" style:font-family-asian="'Times New Roman'" style:font-family-complex="'Times New Roman'"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9.00pt" fo:font-weight="normal" fo:font-family="'Times New Roman'" style:font-family-asian="'Times New Roman'" style:font-family-complex="'Times New Roman'"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2.00pt" fo:font-weight="bold" fo:font-family="'Times New Roman'" style:font-family-asian="'Times New Roman'" style:font-family-complex="'Times New Roman'"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9.00pt" fo:font-weight="normal" fo:font-family="'Times New Roman'" style:font-family-asian="'Times New Roman'" style:font-family-complex="'Times New Roman'" fo:background-color="transparent" style:use-window-font-color="true"/>
    </style:style>
    <style:style style:name="T289" style:family="text">
      <style:text-properties fo:font-size="11.00pt" fo:font-weight="normal" fo:font-family="Calibri" style:font-family-asian="Calibri" style:font-family-complex="Calibri" fo:background-color="transparent" style:use-window-font-color="true"/>
    </style:style>
    <style:style style:name="T290" style:family="text">
      <style:text-properties fo:font-size="12.00pt" fo:font-weight="bold" fo:font-family="'Times New Roman'" style:font-family-asian="'Times New Roman'" style:font-family-complex="'Times New Roman'"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9.00pt" fo:font-weight="normal" fo:font-family="'Times New Roman'" style:font-family-asian="'Times New Roman'" style:font-family-complex="'Times New Roman'" fo:background-color="transparent" style:use-window-font-color="true"/>
    </style:style>
    <style:style style:name="T293"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4" style:family="text">
      <style:text-properties fo:font-size="9.00pt" fo:font-weight="normal" fo:font-family="'Times New Roman'" style:font-family-asian="'Times New Roman'" style:font-family-complex="'Times New Roman'" fo:background-color="transparent" style:use-window-font-color="true"/>
    </style:style>
    <style:style style:name="T295"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6" style:family="text">
      <style:text-properties fo:font-size="9.00pt" fo:font-weight="normal" fo:font-family="'Times New Roman'" style:font-family-asian="'Times New Roman'" style:font-family-complex="'Times New Roman'" fo:background-color="transparent" style:use-window-font-color="true"/>
    </style:style>
    <style:style style:name="T297"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8" style:family="text">
      <style:text-properties fo:font-size="9.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center" fo:margin-bottom="3.00pt"/>
    </style:style>
    <style:style style:name="P2" style:family="paragraph">
      <style:paragraph-properties fo:line-height="100.00%" fo:text-align="center"/>
    </style:style>
    <style:style style:name="P3" style:family="paragraph">
      <style:paragraph-properties fo:line-height="100.00%" fo:text-align="center" fo:margin-bottom="3.00pt"/>
    </style:style>
    <style:style style:name="P4" style:family="paragraph">
      <style:paragraph-properties fo:line-height="100.00%" fo:text-align="center"/>
    </style:style>
    <style:style style:name="P5" style:family="paragraph">
      <style:paragraph-properties fo:line-height="100.00%" fo:text-align="center" fo:margin-bottom="3.00pt"/>
    </style:style>
    <style:style style:name="P6" style:family="paragraph">
      <style:paragraph-properties fo:line-height="100.00%" fo:text-align="center"/>
    </style:style>
    <style:style style:name="P7" style:family="paragraph">
      <style:paragraph-properties fo:line-height="100.00%" fo:text-align="center" fo:margin-bottom="3.00pt"/>
    </style:style>
    <style:style style:name="P8" style:family="paragraph">
      <style:paragraph-properties fo:line-height="100.00%" fo:text-align="center" fo:margin-bottom="3.00pt"/>
    </style:style>
    <style:style style:name="P9" style:family="paragraph">
      <style:paragraph-properties fo:line-height="100.00%" fo:text-align="center" fo:margin-bottom="3.00pt"/>
    </style:style>
    <style:style style:name="P10" style:family="paragraph">
      <style:paragraph-properties fo:line-height="100.00%" fo:text-align="justify" fo:margin-bottom="3.00pt"/>
    </style:style>
    <style:style style:name="P11" style:family="paragraph">
      <style:paragraph-properties fo:line-height="100.00%" fo:text-align="justify"/>
    </style:style>
    <style:style style:name="P12" style:family="paragraph">
      <style:paragraph-properties fo:line-height="100.00%" fo:text-align="justify" fo:margin-bottom="6.00pt"/>
    </style:style>
    <style:style style:name="P13" style:family="paragraph">
      <style:paragraph-properties fo:line-height="115.00%" fo:text-align="left" fo:margin-bottom="10.00pt"/>
    </style:style>
    <style:style style:name="P14" style:family="paragraph">
      <style:paragraph-properties fo:line-height="100.00%" fo:text-align="justify" fo:margin-top="6.00pt"/>
    </style:style>
    <style:style style:name="P15" style:family="paragraph">
      <style:paragraph-properties fo:line-height="115.00%" fo:text-align="left" fo:margin-bottom="10.00pt"/>
    </style:style>
    <style:style style:name="P16" style:family="paragraph">
      <style:paragraph-properties fo:line-height="100.00%" fo:text-align="left" fo:margin-left="18.00pt" fo:text-indent="-18.00pt" fo:margin-top="6.00pt"/>
    </style:style>
    <style:style style:name="P17" style:family="paragraph">
      <style:paragraph-properties fo:line-height="115.00%" fo:text-align="left" fo:margin-bottom="10.00pt"/>
    </style:style>
    <style:style style:name="P18" style:family="paragraph">
      <style:paragraph-properties fo:line-height="100.00%" fo:text-align="left" fo:margin-left="18.00pt" fo:text-indent="-18.00pt" fo:margin-top="6.00pt"/>
    </style:style>
    <style:style style:name="P19" style:family="paragraph">
      <style:paragraph-properties fo:line-height="115.00%" fo:text-align="left" fo:margin-bottom="10.00pt"/>
    </style:style>
    <style:style style:name="P20" style:family="paragraph">
      <style:paragraph-properties fo:line-height="115.00%" fo:text-align="left" fo:margin-top="10.00pt"/>
    </style:style>
    <style:style style:name="P21" style:family="paragraph">
      <style:paragraph-properties fo:line-height="115.00%" fo:text-align="left" fo:margin-bottom="10.00pt"/>
    </style:style>
    <style:style style:name="P22" style:family="paragraph">
      <style:paragraph-properties fo:line-height="115.00%" fo:text-align="left" fo:margin-top="10.00pt"/>
    </style:style>
    <style:style style:name="P23" style:family="paragraph">
      <style:paragraph-properties fo:line-height="115.00%" fo:text-align="left" fo:margin-bottom="10.00pt"/>
    </style:style>
    <style:style style:name="P24" style:family="paragraph">
      <style:paragraph-properties fo:line-height="115.00%" fo:text-align="left" fo:margin-top="10.00pt"/>
    </style:style>
    <style:style style:name="P25" style:family="paragraph">
      <style:paragraph-properties fo:line-height="115.00%" fo:text-align="left" fo:margin-bottom="10.00pt"/>
    </style:style>
    <style:style style:name="P26" style:family="paragraph">
      <style:paragraph-properties fo:line-height="115.00%" fo:text-align="left" fo:margin-top="10.00pt"/>
    </style:style>
    <style:style style:name="P27" style:family="paragraph">
      <style:paragraph-properties fo:line-height="115.00%" fo:text-align="left" fo:margin-bottom="10.00pt"/>
    </style:style>
    <style:style style:name="P28" style:family="paragraph">
      <style:paragraph-properties fo:line-height="115.00%" fo:text-align="left" fo:margin-top="10.00pt"/>
    </style:style>
    <style:style style:name="P29" style:family="paragraph">
      <style:paragraph-properties fo:line-height="115.00%" fo:text-align="left" fo:margin-bottom="10.00pt"/>
    </style:style>
    <style:style style:name="P30" style:family="paragraph">
      <style:paragraph-properties fo:line-height="115.00%" fo:text-align="left" fo:margin-top="10.00pt"/>
    </style:style>
    <style:style style:name="P31" style:family="paragraph">
      <style:paragraph-properties fo:line-height="115.00%" fo:text-align="left" fo:margin-bottom="10.00pt"/>
    </style:style>
    <style:style style:name="P32" style:family="paragraph">
      <style:paragraph-properties fo:line-height="100.00%" fo:text-align="justify" fo:margin-bottom="4.00pt"/>
    </style:style>
    <style:style style:name="P33" style:family="paragraph">
      <style:paragraph-properties fo:line-height="100.00%" fo:text-align="left" fo:margin-left="18.00pt" fo:text-indent="-18.00pt" fo:margin-top="6.00pt"/>
    </style:style>
    <style:style style:name="P34" style:family="paragraph">
      <style:paragraph-properties fo:line-height="115.00%" fo:text-align="left" fo:margin-bottom="10.00pt"/>
    </style:style>
    <style:style style:name="P35" style:family="paragraph">
      <style:paragraph-properties fo:line-height="100.00%" fo:text-align="justify" fo:margin-bottom="6.00pt"/>
    </style:style>
    <style:style style:name="P36" style:family="paragraph">
      <style:paragraph-properties fo:line-height="100.00%" fo:text-align="left" fo:margin-left="18.00pt" fo:text-indent="-18.00pt" fo:margin-top="6.00pt"/>
    </style:style>
    <style:style style:name="P37" style:family="paragraph">
      <style:paragraph-properties fo:line-height="115.00%" fo:text-align="left" fo:margin-bottom="10.00pt"/>
    </style:style>
    <style:style style:name="P38" style:family="paragraph">
      <style:paragraph-properties fo:line-height="100.00%" fo:text-align="justify" fo:margin-bottom="4.00pt"/>
    </style:style>
    <style:style style:name="P39" style:family="paragraph">
      <style:paragraph-properties fo:line-height="115.00%" fo:text-align="left" fo:margin-bottom="10.00pt"/>
    </style:style>
    <style:style style:name="P40" style:family="paragraph">
      <style:paragraph-properties fo:line-height="115.00%" fo:text-align="left" fo:margin-top="10.00pt"/>
    </style:style>
    <style:style style:name="P41" style:family="paragraph">
      <style:paragraph-properties fo:line-height="115.00%" fo:text-align="left" fo:margin-bottom="10.00pt"/>
    </style:style>
    <style:style style:name="P42" style:family="paragraph">
      <style:paragraph-properties fo:line-height="115.00%" fo:text-align="left" fo:margin-top="10.00pt"/>
    </style:style>
    <style:style style:name="P43" style:family="paragraph">
      <style:paragraph-properties fo:line-height="115.00%" fo:text-align="left" fo:margin-bottom="10.00pt"/>
    </style:style>
    <style:style style:name="P44" style:family="paragraph">
      <style:paragraph-properties fo:line-height="100.00%" fo:text-align="left" fo:margin-bottom="10.00pt"/>
    </style:style>
    <style:style style:name="P45" style:family="paragraph">
      <style:paragraph-properties fo:line-height="115.00%" fo:text-align="left" fo:margin-bottom="10.00pt"/>
    </style:style>
    <style:style style:name="P46" style:family="paragraph">
      <style:paragraph-properties fo:line-height="100.00%" fo:text-align="left" fo:margin-left="18.00pt" fo:text-indent="-18.00pt" fo:margin-top="6.00pt"/>
    </style:style>
    <style:style style:name="P47" style:family="paragraph">
      <style:paragraph-properties fo:line-height="100.00%" fo:text-align="justify" fo:margin-bottom="6.00pt"/>
    </style:style>
    <style:style style:name="P48" style:family="paragraph">
      <style:paragraph-properties fo:line-height="115.00%" fo:text-align="left" fo:margin-bottom="10.00pt"/>
    </style:style>
    <style:style style:name="P49" style:family="paragraph">
      <style:paragraph-properties fo:line-height="115.00%" fo:text-align="left" fo:margin-bottom="10.00pt"/>
    </style:style>
    <style:style style:name="P50" style:family="paragraph">
      <style:paragraph-properties fo:line-height="115.00%" fo:text-align="left" fo:margin-top="10.00pt"/>
    </style:style>
    <style:style style:name="P51" style:family="paragraph">
      <style:paragraph-properties fo:line-height="115.00%" fo:text-align="left" fo:margin-bottom="10.00pt"/>
    </style:style>
    <style:style style:name="P52" style:family="paragraph">
      <style:paragraph-properties fo:line-height="115.00%" fo:text-align="left" fo:margin-top="10.00pt"/>
    </style:style>
    <style:style style:name="P53" style:family="paragraph">
      <style:paragraph-properties fo:line-height="115.00%" fo:text-align="left" fo:margin-bottom="10.00pt"/>
    </style:style>
    <style:style style:name="P54" style:family="paragraph">
      <style:paragraph-properties fo:line-height="115.00%" fo:text-align="left" fo:margin-top="10.00pt"/>
    </style:style>
    <style:style style:name="P55" style:family="paragraph">
      <style:paragraph-properties fo:line-height="115.00%" fo:text-align="left" fo:margin-bottom="10.00pt"/>
    </style:style>
    <style:style style:name="P56" style:family="paragraph">
      <style:paragraph-properties fo:line-height="115.00%" fo:text-align="left" fo:margin-top="10.00pt"/>
    </style:style>
    <style:style style:name="P57" style:family="paragraph">
      <style:paragraph-properties fo:line-height="115.00%" fo:text-align="left" fo:margin-bottom="10.00pt"/>
    </style:style>
    <style:style style:name="P58" style:family="paragraph">
      <style:paragraph-properties fo:line-height="115.00%" fo:text-align="left" fo:margin-top="10.00pt"/>
    </style:style>
    <style:style style:name="P59" style:family="paragraph">
      <style:paragraph-properties fo:line-height="115.00%" fo:text-align="left" fo:margin-bottom="10.00pt"/>
    </style:style>
    <style:style style:name="P60" style:family="paragraph">
      <style:paragraph-properties fo:line-height="115.00%" fo:text-align="left" fo:margin-top="10.00pt"/>
    </style:style>
    <style:style style:name="P61" style:family="paragraph">
      <style:paragraph-properties fo:line-height="115.00%" fo:text-align="left" fo:margin-bottom="10.00pt"/>
    </style:style>
    <style:style style:name="P62" style:family="paragraph">
      <style:paragraph-properties fo:line-height="115.00%" fo:text-align="left" fo:margin-top="10.00pt"/>
    </style:style>
    <style:style style:name="P63" style:family="paragraph">
      <style:paragraph-properties fo:line-height="115.00%" fo:text-align="left" fo:margin-bottom="10.00pt"/>
    </style:style>
    <style:style style:name="P64" style:family="paragraph">
      <style:paragraph-properties fo:line-height="115.00%" fo:text-align="left" fo:margin-top="10.00pt"/>
    </style:style>
    <style:style style:name="P65" style:family="paragraph">
      <style:paragraph-properties fo:line-height="115.00%" fo:text-align="left" fo:margin-bottom="10.00pt"/>
    </style:style>
    <style:style style:name="P66" style:family="paragraph">
      <style:paragraph-properties fo:line-height="115.00%" fo:text-align="left" fo:margin-top="10.00pt"/>
    </style:style>
    <style:style style:name="P67" style:family="paragraph">
      <style:paragraph-properties fo:line-height="115.00%" fo:text-align="left" fo:margin-bottom="10.00pt"/>
    </style:style>
    <style:style style:name="P68" style:family="paragraph">
      <style:paragraph-properties fo:line-height="115.00%" fo:text-align="left" fo:margin-top="10.00pt"/>
    </style:style>
    <style:style style:name="P69" style:family="paragraph">
      <style:paragraph-properties fo:line-height="115.00%" fo:text-align="left" fo:margin-bottom="10.00pt"/>
    </style:style>
    <style:style style:name="P70" style:family="paragraph">
      <style:paragraph-properties fo:line-height="115.00%" fo:text-align="left" fo:margin-top="10.00pt"/>
    </style:style>
    <style:style style:name="P71" style:family="paragraph">
      <style:paragraph-properties fo:line-height="115.00%" fo:text-align="left" fo:margin-bottom="10.00pt"/>
    </style:style>
    <style:style style:name="P72" style:family="paragraph">
      <style:paragraph-properties fo:line-height="115.00%" fo:text-align="left" fo:margin-top="10.00pt"/>
    </style:style>
    <style:style style:name="P73" style:family="paragraph">
      <style:paragraph-properties fo:line-height="115.00%" fo:text-align="left" fo:margin-bottom="10.00pt"/>
    </style:style>
    <style:style style:name="P74" style:family="paragraph">
      <style:paragraph-properties fo:line-height="115.00%" fo:text-align="left" fo:margin-top="10.00pt"/>
    </style:style>
    <style:style style:name="P75" style:family="paragraph">
      <style:paragraph-properties fo:line-height="115.00%" fo:text-align="left" fo:margin-bottom="10.00pt"/>
    </style:style>
    <style:style style:name="P76" style:family="paragraph">
      <style:paragraph-properties fo:line-height="115.00%" fo:text-align="left" fo:margin-top="10.00pt"/>
    </style:style>
    <style:style style:name="P77" style:family="paragraph">
      <style:paragraph-properties fo:line-height="115.00%" fo:text-align="left" fo:margin-bottom="10.00pt"/>
    </style:style>
    <style:style style:name="P78" style:family="paragraph">
      <style:paragraph-properties fo:line-height="100.00%" fo:text-align="left" fo:margin-left="18.00pt" fo:text-indent="-18.00pt" fo:margin-top="2.00pt"/>
    </style:style>
    <style:style style:name="P79" style:family="paragraph">
      <style:paragraph-properties fo:line-height="100.00%" fo:text-align="justify" fo:margin-bottom="6.00pt"/>
    </style:style>
    <style:style style:name="P80" style:family="paragraph">
      <style:paragraph-properties fo:line-height="100.00%" fo:text-align="left" fo:margin-left="18.00pt" fo:text-indent="-18.00pt" fo:margin-top="6.00pt"/>
    </style:style>
    <style:style style:name="P81" style:family="paragraph">
      <style:paragraph-properties fo:line-height="100.00%" fo:text-align="left" fo:margin-left="5.40pt" fo:text-indent="-5.40pt">
        <style:tab-stops>
          <style:tab-stop style:position="79.65pt"/>
          <style:tab-stop style:position="16442.85pt"/>
          <style:tab-stop style:position="421116.25pt" style:type="right"/>
          <style:tab-stop style:position="84.20pt"/>
        </style:tab-stops>
      </style:paragraph-properties>
    </style:style>
    <style:style style:name="P82" style:family="paragraph">
      <style:paragraph-properties fo:line-height="100.00%" fo:text-align="center"/>
    </style:style>
    <style:style style:name="P83" style:family="paragraph">
      <style:paragraph-properties fo:line-height="100.00%" fo:text-align="left" fo:margin-left="5.40pt" fo:text-indent="-5.40pt">
        <style:tab-stops>
          <style:tab-stop style:position="79.65pt"/>
          <style:tab-stop style:position="16442.85pt"/>
          <style:tab-stop style:position="421116.25pt" style:type="right"/>
          <style:tab-stop style:position="84.20pt"/>
        </style:tab-stops>
      </style:paragraph-properties>
    </style:style>
    <style:style style:name="P84"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85" style:family="paragraph">
      <style:paragraph-properties fo:line-height="100.00%" fo:text-align="center"/>
    </style:style>
    <style:style style:name="P86"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87" style:family="paragraph">
      <style:paragraph-properties fo:line-height="100.00%" fo:text-align="center"/>
    </style:style>
    <style:style style:name="P88"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89" style:family="paragraph">
      <style:paragraph-properties fo:line-height="100.00%" fo:text-align="center"/>
    </style:style>
    <style:style style:name="P90"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91" style:family="paragraph">
      <style:paragraph-properties fo:line-height="100.00%" fo:text-align="center"/>
    </style:style>
    <style:style style:name="P92"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93" style:family="paragraph">
      <style:paragraph-properties fo:line-height="100.00%" fo:text-align="center"/>
    </style:style>
    <style:style style:name="P94"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95" style:family="paragraph">
      <style:paragraph-properties fo:line-height="100.00%" fo:text-align="center"/>
    </style:style>
    <style:style style:name="P96" style:family="paragraph">
      <style:paragraph-properties fo:line-height="100.00%" fo:text-align="left"/>
    </style:style>
    <style:style style:name="P97" style:family="paragraph">
      <style:paragraph-properties fo:line-height="100.00%" fo:text-align="center"/>
    </style:style>
    <style:style style:name="P98"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99" style:family="paragraph">
      <style:paragraph-properties fo:line-height="100.00%" fo:text-align="center"/>
    </style:style>
    <style:style style:name="P100"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01" style:family="paragraph">
      <style:paragraph-properties fo:line-height="100.00%" fo:text-align="center"/>
    </style:style>
    <style:style style:name="P102"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03" style:family="paragraph">
      <style:paragraph-properties fo:line-height="100.00%" fo:text-align="center"/>
    </style:style>
    <style:style style:name="P104"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05" style:family="paragraph">
      <style:paragraph-properties fo:line-height="100.00%" fo:text-align="center"/>
    </style:style>
    <style:style style:name="P106"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07" style:family="paragraph">
      <style:paragraph-properties fo:line-height="100.00%" fo:text-align="center"/>
    </style:style>
    <style:style style:name="P108"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09" style:family="paragraph">
      <style:paragraph-properties fo:line-height="100.00%" fo:text-align="center"/>
    </style:style>
    <style:style style:name="P110"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11" style:family="paragraph">
      <style:paragraph-properties fo:line-height="100.00%" fo:text-align="center"/>
    </style:style>
    <style:style style:name="P112"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13" style:family="paragraph">
      <style:paragraph-properties fo:line-height="100.00%" fo:text-align="center"/>
    </style:style>
    <style:style style:name="P114"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15" style:family="paragraph">
      <style:paragraph-properties fo:line-height="100.00%" fo:text-align="center"/>
    </style:style>
    <style:style style:name="P116"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17" style:family="paragraph">
      <style:paragraph-properties fo:line-height="100.00%" fo:text-align="center"/>
    </style:style>
    <style:style style:name="P118" style:family="paragraph">
      <style:paragraph-properties fo:line-height="100.00%" fo:text-align="left" fo:margin-left="5.40pt" fo:text-indent="-5.40pt">
        <style:tab-stops>
          <style:tab-stop style:position="79.65pt"/>
          <style:tab-stop style:position="16442.85pt"/>
          <style:tab-stop style:position="421116.25pt" style:type="right"/>
          <style:tab-stop style:position="-5.40pt"/>
        </style:tab-stops>
      </style:paragraph-properties>
    </style:style>
    <style:style style:name="P119" style:family="paragraph">
      <style:paragraph-properties fo:line-height="100.00%" fo:text-align="justify" fo:margin-bottom="6.00pt"/>
    </style:style>
    <style:style style:name="P120" style:family="paragraph">
      <style:paragraph-properties fo:line-height="100.00%" fo:text-align="left" fo:margin-left="18.00pt" fo:text-indent="-18.00pt" fo:margin-top="6.00pt"/>
    </style:style>
    <style:style style:name="P121" style:family="paragraph">
      <style:paragraph-properties fo:line-height="100.00%" fo:text-align="justify" fo:margin-bottom="6.00pt"/>
    </style:style>
    <style:style style:name="P122" style:family="paragraph">
      <style:paragraph-properties fo:line-height="100.00%" fo:text-align="left" fo:margin-left="18.00pt" fo:text-indent="-18.00pt" fo:margin-top="2.00pt"/>
    </style:style>
    <style:style style:name="P123" style:family="paragraph">
      <style:paragraph-properties fo:line-height="100.00%" fo:text-align="justify" fo:margin-bottom="4.00pt"/>
    </style:style>
    <style:style style:name="P124" style:family="paragraph">
      <style:paragraph-properties fo:line-height="100.00%" fo:text-align="left" fo:margin-left="18.00pt" fo:text-indent="-18.00pt" fo:margin-top="6.00pt"/>
    </style:style>
    <style:style style:name="P125" style:family="paragraph">
      <style:paragraph-properties fo:line-height="100.00%" fo:text-align="justify" fo:margin-bottom="6.00pt"/>
    </style:style>
    <style:style style:name="P126" style:family="paragraph">
      <style:paragraph-properties fo:line-height="100.00%" fo:text-align="left" fo:margin-left="18.00pt" fo:text-indent="-18.00pt" fo:margin-top="6.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00.00%" fo:text-align="left" fo:margin-left="-18.00pt" fo:text-indent="18.00pt" fo:margin-bottom="4.00pt"/>
    </style:style>
    <style:style style:name="P128" style:family="paragraph">
      <style:paragraph-properties fo:line-height="100.00%" fo:text-align="left" fo:margin-left="18.00pt" fo:text-indent="0.00pt" fo:margin-bottom="4.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00.00%" fo:text-align="left" fo:margin-left="-18.00pt" fo:text-indent="18.00pt" fo:margin-bottom="4.00pt"/>
    </style:style>
    <style:style style:name="P130" style:family="paragraph">
      <style:paragraph-properties fo:line-height="100.00%" fo:text-align="left" fo:margin-left="-18.00pt" fo:text-indent="18.00pt" fo:margin-bottom="4.00pt"/>
    </style:style>
    <style:style style:name="TableColumn0100" style:family="table-column">
      <style:table-column-properties style:column-width="1.181250in"/>
    </style:style>
    <style:style style:name="TableColumn0101" style:family="table-column">
      <style:table-column-properties style:column-width="1.378472in"/>
    </style:style>
    <style:style style:name="TableColumn0102" style:family="table-column">
      <style:table-column-properties style:column-width="1.870139in"/>
    </style:style>
    <style:style style:name="TableColumn0103" style:family="table-column">
      <style:table-column-properties style:column-width="1.772222in"/>
    </style:style>
    <style:style style:name="Table01" style:family="table">
      <style:table-properties style:width="6.202083in" fo:margin-left="0.000000in" style:writing-mode="lr" table:align="left" style:may-break-between-rows="true"/>
    </style:style>
    <style:style style:name="TableRow0100" style:family="table-row">
      <style:table-row-properties style:min-row-height="0.215278in"/>
    </style:style>
    <style:style style:name="TableCell0100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0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0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0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01" style:family="table-row">
      <style:table-row-properties style:min-row-height="0.215278in"/>
    </style:style>
    <style:style style:name="TableCell0101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1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1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1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02" style:family="table-row">
      <style:table-row-properties style:min-row-height="0.215278in"/>
    </style:style>
    <style:style style:name="TableCell0102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2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2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2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03" style:family="table-row">
      <style:table-row-properties style:min-row-height="0.215278in"/>
    </style:style>
    <style:style style:name="TableCell0103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3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3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3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04" style:family="table-row">
      <style:table-row-properties style:min-row-height="0.215278in"/>
    </style:style>
    <style:style style:name="TableCell0104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4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4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4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05" style:family="table-row">
      <style:table-row-properties style:min-row-height="0.215278in"/>
    </style:style>
    <style:style style:name="TableCell0105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5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5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5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06" style:family="table-row">
      <style:table-row-properties style:min-row-height="0.215278in"/>
    </style:style>
    <style:style style:name="TableCell0106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6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6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6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07" style:family="table-row">
      <style:table-row-properties style:min-row-height="0.215278in"/>
    </style:style>
    <style:style style:name="TableCell0107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7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7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7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08" style:family="table-row">
      <style:table-row-properties style:min-row-height="0.215278in"/>
    </style:style>
    <style:style style:name="TableCell0108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8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8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8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09" style:family="table-row">
      <style:table-row-properties style:min-row-height="0.215278in"/>
    </style:style>
    <style:style style:name="TableCell0109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9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9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09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10" style:family="table-row">
      <style:table-row-properties style:min-row-height="0.215278in"/>
    </style:style>
    <style:style style:name="TableCell0110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0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0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0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11" style:family="table-row">
      <style:table-row-properties style:min-row-height="0.215278in"/>
    </style:style>
    <style:style style:name="TableCell0111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1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1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1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12" style:family="table-row">
      <style:table-row-properties style:min-row-height="0.215278in"/>
    </style:style>
    <style:style style:name="TableCell0112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2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2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2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13" style:family="table-row">
      <style:table-row-properties style:min-row-height="0.215278in"/>
    </style:style>
    <style:style style:name="TableCell0113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3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3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3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14" style:family="table-row">
      <style:table-row-properties style:min-row-height="0.215278in"/>
    </style:style>
    <style:style style:name="TableCell0114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4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4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4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15" style:family="table-row">
      <style:table-row-properties style:min-row-height="0.215278in"/>
    </style:style>
    <style:style style:name="TableCell0115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5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5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5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Row0116" style:family="table-row">
      <style:table-row-properties style:min-row-height="0.215278in"/>
    </style:style>
    <style:style style:name="TableCell011600"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601"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602"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style:style style:name="TableCell011603" style:family="table-cell">
      <style:table-cell-properties fo:border-top="0.003472in solid #000000" fo:border-left="0.003472in solid #000000" fo:border-right="0.003472in solid #000000" fo:border-bottom="0.003472in solid #000000" fo:padding-left="0.075000in" fo:padding-right="0.075000in" fo:vertical-align="top" fo:background-color="#ffffff"/>
    </style:style>
  </office:automatic-styles>
  <office:body>
    <office:text>
      <text:p text:style-name="P1"><text:span text:style-name="T1">IndignadoFramework</text:span></text:p>
      <text:p text:style-name="P1"><text:span text:style-name="T2"/></text:p>
      <text:p text:style-name="P2"><text:span text:style-name="T3">Vanessa Revetria</text:span></text:p>
      <text:p text:style-name="P3"><text:span text:style-name="T4">lavarece@hotmail.com</text:span></text:p>
      <text:p text:style-name="P4"><text:span text:style-name="T5"/></text:p>
      <text:p text:style-name="P4"><text:span text:style-name="T6">Maximiliano Silvera</text:span></text:p>
      <text:p text:style-name="P5"><text:span text:style-name="T7">maxi.silveraf@gmail.com</text:span></text:p>
      <text:p text:style-name="P6"><text:span text:style-name="T8"/></text:p>
      <text:p text:style-name="P6"><text:span text:style-name="T9">Andrés Aldao</text:span></text:p>
      <text:p text:style-name="P7"><text:span text:style-name="T10">andrew5900@hotmail.com</text:span></text:p>
      <text:p text:style-name="P7"><text:span text:style-name="T11"><text:s/></text:span></text:p>
      <text:p text:style-name="P8"><text:span text:style-name="T11">Juan Manuel Miraballes<text:line-break/></text:span><text:span text:style-name="T12">juanma.miraballes@gmail.com</text:span></text:p>
      <text:p text:style-name="P9"><text:span text:style-name="T13"/></text:p>
      <text:p text:style-name="P9"><text:span text:style-name="T14">Gonzalo Castro</text:span></text:p>
      <text:p text:style-name="P9"><text:span text:style-name="T15">elgonzacastro@hotmail.com</text:span></text:p>
      <text:p text:style-name="P10"><text:span text:style-name="T16"/></text:p>
      <text:p text:style-name="P11"><text:span text:style-name="T17">RESUMEN</text:span></text:p>
      <text:p text:style-name="P12"><text:span text:style-name="T18"/></text:p>
      <text:p text:style-name="P13"><text:span text:style-name="T19">En los últimos años se ha incrementado la cantidad de grupos de protesta, basados inicialmente en el movimiento Occupy Wall Street, el cual, realiza actividades de protesta contra instituciones financieras en New York. Actualmente, estos grupos abarcan diferentes<text:s text:c="2"/>temáticas como por ejemplo protestas sobre el medio ambiente, reivindicaciones sociales y políticas, etc.; y a su vez, se han expandido por muchas partes del mundo.</text:span></text:p>
      <text:p text:style-name="P13"><text:span text:style-name="T19">En este artículo se presenta el diseño e implementación de una plataforma informática que de soporte para este tipo de movimientos donde se permita la gestión, coordinación y organización de las diferentes actividades que estos grupos pueden llevar a cabo.</text:span></text:p>
      <text:p text:style-name="P13"><text:span text:style-name="T19">Para ello, se realizará un sistema desarrollado con tecnologías .NET que constará de dos módulos. Uno de ellos front office, de acceso público y utilizando MVC 3 con Razor; el segundo, un back office para la administración del sistema, de acceso restringido y utilizando Windows Presentation Fundation (WPF).</text:span></text:p>
      <text:p text:style-name="P13"><text:span text:style-name="T20"/></text:p>
      <text:p text:style-name="P14"><text:span text:style-name="T21">Palabras Clave</text:span></text:p>
      <text:p text:style-name="P14"><text:span text:style-name="T22"/></text:p>
      <text:p text:style-name="P15"><text:span text:style-name="T23"><text:s/>SQL, .NET,<text:s text:c="2"/>Windows Comunication Fundation (WCF),<text:s text:c="2"/>Windows Presentation Fundation (WPF), MVC 3,<text:s text:c="2"/>Razor,<text:s text:c="2"/>Movimientos de protesta, Multi-Tenant, ADO (Data Access Object), Sitios (Grupos).</text:span></text:p>
      <text:p text:style-name="P15"><text:span text:style-name="T24"/></text:p>
      <text:p text:style-name="P16"><text:span text:style-name="T25">INTRODUCCIÓN</text:span></text:p>
      <text:p text:style-name="P16"><text:span text:style-name="T26"/></text:p>
      <text:p text:style-name="P17"><text:span text:style-name="T27">Tal como se ha mencionado anteriormente, en el último tiempo se han incrementado la cantidad de grupos que sienten la necesidad de protestar sobre temas que resultan de importancia para la sociedad actual. Estos grupos han crecido en número y se han ido extendiendo a lo largo del planeta. Debido a esto, es de suma importancia generar un espacio en la web para todas aquellas personas interesadas, en donde se pueda compartir información de interés común y conocer las diferentes actividades que se organizan por parte de sus integrantes.</text:span></text:p>
      <text:p text:style-name="P17"><text:span text:style-name="T27">El objetivo es desarrollar una plataforma de soporte para estos movimientos de protesta, con la finalidad de centralizar toda la información relevante para los grupos. A su vez, se busca que el sistema pueda servir como infraestructura para la gestión y coordinación de varios de estos movimientos. Cada grupo tendrá a su disposición un único portal web, el cual deberá actuar como punto de integración de toda la información relevante al mismo. El contenido de esta información variará dependiendo del foco temático del grupo como por ejemplo protestas medio ambientales, reivindicaciones estudiantiles, lucha por la igualdad social, etc.</text:span></text:p>
      <text:p text:style-name="P17"><text:span text:style-name="T27">En cada uno de estos sitios web correspondiente a un movimiento de protesta en particular, se podrá compartir información proveniente de diferentes fuentes de datos, como puede ser YouTube, Twitter, BBC, CNN, Wikipedia, etc. Además, se podrá compartir diferentes tipos de recursos como links, imágenes y videos. Desde el portal web de un movimiento se dará la posibilidad de coordinar actividades en donde los integrantes serán informados e invitados a participar y se facilitará la comunicación entre ellos mediante un chat.</text:span></text:p>
      <text:p text:style-name="P17"><text:span text:style-name="T27">Se espera que los sitios web de los distintos movimientos de protesta, tengan una estética diferente uno de otro, contenidos específicos y url diferente. Es decir, a pesar de ser una plataforma común a todos los grupos y compartir una misma lógica, su estética deberá diferenciarse.</text:span></text:p>
      <text:p text:style-name="P17"><text:span text:style-name="T27">En el marco de la edición 2012 de la asignatura Taller de Sistemas de Información 1, se plantea implementar una solución para dicho interés.</text:span></text:p>
      <text:p text:style-name="P17"><text:span text:style-name="T27">Analizado el problema, surgió la necesidad de implementar dos sistemas, un sistema back office de tipo aplicación de escritorio desarrollada con WPF, donde se manejará la gestión del sistema web por parte de un administrador y un front office de tipo aplicación web que será de acceso público.</text:span></text:p>
      <text:p text:style-name="P17"><text:span text:style-name="T28"/></text:p>
      <text:p text:style-name="P18"><text:span text:style-name="T29">MARCO CONCEPTUAL</text:span></text:p>
      <text:p text:style-name="P18"><text:span text:style-name="T30"/></text:p>
      <text:p text:style-name="P19"><text:span text:style-name="T31">En esta sección se describen varios conceptos sobre los cuales se deben tener conocimiento para la implementación del sistema. Entre estos conceptos podemos encontrar el de Multi-tenant que utilizará para resolver el problema de los multi-sitios para la aplicación web. Además se utilizarán WCF para la comunicación entre la capa de negocio y presentación (para comprender el concepto de WCF se recomendable tener una noción de web services); también debemos tener en cuenta como concepto importante el de Arquitectura en capas que es fundamental para el desarrollo escalable, desacoplable y mantenible de la plataforma.</text:span></text:p>
      <text:p text:style-name="P19"><text:span text:style-name="T31">A continuación detallamos dichos conceptos:</text:span></text:p>
      <text:p text:style-name="P20"><text:span text:style-name="T32">Multi-Tenant</text:span></text:p>
      <text:p text:style-name="P21"><text:span text:style-name="T33"/></text:p>
      <text:p text:style-name="P21"><text:span text:style-name="T34">Multi-Tenant es un enfoque de un arquitectónico de sistemas de software. En un sistema donde se utilice este enfoque, los diferentes clientes consumen un servicio desde una misma plataforma, un mismo modelo de datos y mismos servidores. Este enfoque se refiere a un principio de arquitectura de software donde una misma instancia del software que se ejecuta en un servidor y da servicio a múltiples clientes simultáneamente, y cada cliente trabaja con una instancia de la aplicación virtual personalizada.</text:span></text:p>
      <text:p text:style-name="P21"><text:span text:style-name="T34">Este enfoque es muy útil para aplicaciones web en cuanto a eficiencia en costos y diseño.</text:span></text:p>
      <text:p text:style-name="P22"><text:span text:style-name="T35">Web Service</text:span></text:p>
      <text:p text:style-name="P23"><text:span text:style-name="T36"/></text:p>
      <text:p text:style-name="P23"><text:span text:style-name="T37">Los web services son funcionalidades que pueden ser utilizadas por una aplicación en particular. Estas funcionalidades pueden ser descriptas, publicadas, localizadas e invocadas a través de una red<text:s text:c="2"/>(generalmente Internet). Una de las características principal de los servicios es que éstos se encuentran en una especie de “caja negra”, lo que nos permite reutilizarlos sin importarnos como fueron implementados. La forma de accederlos es utilizando protocolos web como HTTP y XML, esto permite la interoperabilidad entre las aplicaciones, por lo cual, los consumidores de los web services pueden ser implementados en cualquier plataforma y en cualquier lenguaje de programación.</text:span></text:p>
      <text:p text:style-name="P24"><text:span text:style-name="T38">WCF</text:span></text:p>
      <text:p text:style-name="P25"><text:span text:style-name="T39"/></text:p>
      <text:p text:style-name="P25"><text:span text:style-name="T40">WCF es un conjunto de librerías que provee Microsoft en el framework .NET para aquellas aplicaciones orientadas a servicios. WCF es la evolución de los web services de Microsoft, por esta razón provee un rango de funcionalidades superior a su predecesor. Algunas de las ventajas frente a los web services, es que éstos, sólo pueden ser accedidos a través de HTTP en cambio un WCF se puede hospedar en un servidor web, puede ser un servicio de Windows y utiliza una variedad de protocolos más amplia. </text:span></text:p>
      <text:p text:style-name="P26"><text:span text:style-name="T41">Inversión de Control (IoC)</text:span></text:p>
      <text:p text:style-name="P26"><text:span text:style-name="T42"/></text:p>
      <text:p text:style-name="P27"><text:span text:style-name="T43">La inversión de control es un patrón de programación donde se invierte la técnica tradicional del flujo de una aplicación. Comúnmente es que el código que se implementa el que llama a librerías para su ejecución, por el contrario en la inversión de control, son las librerías las que llaman a nuestro código. Con esto se logra delegar a otro componente (un framework por ejemplo) la responsabilidad de crear las instancias necesarias en lugar de crearlas nosotros mismos.</text:span></text:p>
      <text:p text:style-name="P28"><text:span text:style-name="T44">Inyección de Dependencias</text:span></text:p>
      <text:p text:style-name="P28"><text:span text:style-name="T45"/></text:p>
      <text:p text:style-name="P29"><text:span text:style-name="T46">Este concepto está muy ligado al anterior debido a que en un escenario donde utilizamos IoC, delegamos a otro componente no sólo la creación de las instancias sino también la inyección de las dependencias, o sea, evitamos que nuestros objetos creen instancias nuevas de aquellos objetos de los cuales dependen, proveyéndoselos ya listos para operar (por ejemplo pasándoselos como parámetros al constructor).</text:span></text:p>
      <text:p text:style-name="P30"><text:span text:style-name="T47">Arquitectura en capas</text:span></text:p>
      <text:p text:style-name="P30"><text:span text:style-name="T48"/></text:p>
      <text:p text:style-name="P31"><text:span text:style-name="T49">La arquitectura en capas es un estilo de programación donde su objetivo es separar los diferentes aspectos del desarrollo de una aplicación, como por ejemplo cuestiones de la presentación, lógica de negocio y mecanismos de almacenamiento. Comúnmente la comunicación entre las diferentes capas se da mediante interfaces bien definidas que nos permiten la correcta separación de las mismas. Además, este tipo de diseño permite la instalación distribuida de una aplicación, mejorando su escalabilidad, disponibilidad y utilización de recursos.</text:span></text:p>
      <text:p text:style-name="P32"><text:span text:style-name="T50"/></text:p>
      <text:p text:style-name="P33"><text:span text:style-name="T51">DESCRIPCIÓN DEL PROBLEMA</text:span></text:p>
      <text:p text:style-name="P33"><text:span text:style-name="T52"/></text:p>
      <text:p text:style-name="P34"><text:span text:style-name="T53">La motivación para la creación de esta plataforma reside en el diseño y construcción del un sistema para aquellos movimientos de protesta que desean tener un espacio para compartir información y organizar sus actividades desde un portal web. Se desea generar un framework para gestionar a todos estos grupos con el fin de centralizar una lógica de negocio que pueda servir de soporte para los todos los sitios de protesta.</text:span></text:p>
      <text:p text:style-name="P34"><text:span text:style-name="T53">Cada movimiento tendrá su propio portal web los cuales serán completamente diferentes desde el punto de vista del diseño, tendrán url distinta y mostrarán contenidos específicos dependiendo de la temática a la cual estén relacionados.</text:span></text:p>
      <text:p text:style-name="P34"><text:span text:style-name="T53">El sistema deberá contar con dos módulos: uno de front office de acceso público que será el encargado de mostrar los sitios al usuario y otro de back office de acceso privado encargado de la administración de los datos de la plataforma. Entre las funcionalidades que debe brindar el back se encuentra, gestión de usuarios, gestión de los grupos de protesta, gestión de variables del sistema (más adelante se explicará con más detalle esta funcionalidad), y creación de reportes. El front deberá permitir el registro de usuarios, la creación de convocatorias (actividades que el movimiento realizará) y visualización de recursos compartidos como videos, imágenes, links y novedades. Este módulo también contará con un chat que permitirá la comunicación entre los usuarios de un grupo.</text:span></text:p>
      <text:p text:style-name="P34"><text:span text:style-name="T53">Además, se plantean las siguientes funcionalidades opcionales: integración con Facebook y Twitter, integración entre servidores, desarrollo de un cliente Windows Phone, detección de dispositivos móviles y deploy en Windows Azure.</text:span></text:p>
      <text:p text:style-name="P34"><text:span text:style-name="T53">Para el desarrollo de la plataforma se exige el framework .NET 4.0, con todas sus tecnologías integradas.</text:span></text:p>
      <text:p text:style-name="P35"><text:span text:style-name="T54"/></text:p>
      <text:p text:style-name="P36"><text:span text:style-name="T55">SOLUCIÓN PLANTEADA</text:span></text:p>
      <text:p text:style-name="P36"><text:span text:style-name="T56"/></text:p>
      <text:p text:style-name="P37"><text:span text:style-name="T57">La solución al problema plateado se ha llevado a cabo durante el proceso de análisis al comienzo del proyecto, y se ha ido modificando en el correr del desarrollo debido a que se ha ido adaptando a las diferentes necesidades y a los problemas encontrados durante la implementación. </text:span></text:p>
      <text:p text:style-name="P37"><text:span text:style-name="T57">Además de los ya conocidos módulos a implementar (back office y front office), en esta sección se explicará las decisiones que se han tomado para desarrollar el sistema, los casos de uso que se necesitan para cubrir todos los requerimientos y las soluciones que se han tomado al momento de enfrentarse a los diferentes problemas de implementación.</text:span></text:p>
      <text:p text:style-name="P37"><text:span text:style-name="T57">Para desarrollar el back office se ha utilizado la tecnología WPF. Se ha elegido utilizar una aplicación de escritorio bajo el argumento de manejar otro tipo de tecnología diferente a la que se va a utilizar en el front. El objetivo de esto, es adquirir un conocimiento más amplio del framework .NET ya que de la forma planteada inicialmente no se llegaría ver esta tecnología. Desde el punto de vista funcional el back office consta de un menú el cual tiene habilitado las siguientes funcionalidades para usuario específicos (administradores) previo inicio de sesión: Gestión de Administradores, Gestión de Usuarios, Gestión de Grupos, Gestión de Variables, Gestión de Reportes y el Watchdog.</text:span></text:p>
      <text:p text:style-name="P37"><text:span text:style-name="T57">En el caso del módulo front office se ha desarrollado una aplicación web para cumplir con todos los requerimientos. Entre ellos se encuentra el Home del sitio, aquí el usuario no registrado podrá ver información pública, pero para tener acceso a las demás funcionalidades, deberá registrarse para después loguearse y desde ese punto sí, poder acceder a otras secciones de la web y ser parte del movimiento de protesta.</text:span></text:p>
      <text:p text:style-name="P37"><text:span text:style-name="T57">Como anexo a la plataforma se han incluido algunos casos opcionales como la integración entre grupos (en nuestro caso lograda con otra instancia de nuestra misma aplicación), un cliente Windows Phone.</text:span></text:p>
      <text:p text:style-name="P38"><draw:frame text:anchor-type="as-char" svg:width="152.40mm" svg:height="152.66mm" style:rel-width="scale" style:rel-height="scale"><draw:object-ole xlink:href="OleObj1"/><draw:image xlink:href="ObjectReplacements/OleObj1"/></draw:frame><text:span text:style-name="T58"/></text:p>
      <text:p text:style-name="P39"><text:span text:style-name="T59">Figura 1:</text:span><text:span text:style-name="T60"><text:s/>Detalle de casos de uso de la solución</text:span></text:p>
      <text:p text:style-name="P40"><text:span text:style-name="T61"/></text:p>
      <text:p text:style-name="P40"><text:span text:style-name="T62">Front Office</text:span></text:p>
      <text:p text:style-name="P41"><text:span text:style-name="T63"/></text:p>
      <text:p text:style-name="P41"><text:span text:style-name="T64">Home del sitio</text:span><text:span text:style-name="T65">: Desplegará todas las opciones detalladas a continuación. </text:span></text:p>
      <text:p text:style-name="P41"><text:span text:style-name="T66">Login</text:span><text:span text:style-name="T67">: Única manera de que un usuario pueda ingresar al sitio, habilitándole todas las opciones.</text:span></text:p>
      <text:p text:style-name="P41"><text:span text:style-name="T68">Chat</text:span><text:span text:style-name="T69">:</text:span><text:span text:style-name="T70"><text:s/>Sistema que se realizará para que los usuarios registrados puedan chatear entre ellos.</text:span></text:p>
      <text:p text:style-name="P41"><text:span text:style-name="T71">Crear Convocatoria</text:span><text:span text:style-name="T72">: En esta sección se podrá ingresar todos los datos necesarios para crear una convocatoria. La convocatoria será visible para todos los usuarios registrados, donde ellos podrán marcar su asistencia.</text:span></text:p>
      <text:p text:style-name="P41"><text:span text:style-name="T73">Novedades y recursos compartidos</text:span><text:span text:style-name="T74">: Se detallarán todos los recursos compartidos por los usuarios registrados al sitio. El recurso puede tener la visibilidad habilitada para todos los usuarios o sólo para usuarios registrados.</text:span></text:p>
      <text:p text:style-name="P41"><text:span text:style-name="T75">Aceptar Convocatoria</text:span><text:span text:style-name="T76">: Es la opción donde los usuarios registrados pueden indicar que asistirán a la convocatoria.</text:span></text:p>
      <text:p text:style-name="P41"><text:span text:style-name="T77">Compartir Información</text:span><text:span text:style-name="T78">: En esta sección se podrá subir y compartir la información deseada.</text:span></text:p>
      <text:p text:style-name="P41"><text:span text:style-name="T79">Etiquetar Información</text:span><text:span text:style-name="T80">: Toda información publicada podrá ser etiquetada, la idea es que el usuario tenga una notificación indicando que fue etiquetado.</text:span></text:p>
      <text:p text:style-name="P41"><text:span text:style-name="T81">Ver información pública del sitio</text:span><text:span text:style-name="T82">: Se listará a los usuarios no registrados la información del sitio que fue publicada con visibilidad habilitada para todos los usuarios.</text:span></text:p>
      <text:p text:style-name="P41"><text:span text:style-name="T83">Cerrar sesión</text:span><text:span text:style-name="T84">: Es la opción para que el usuario cierre su sesión.</text:span></text:p>
      <text:p text:style-name="P41"><text:span text:style-name="T85"/></text:p>
      <text:p text:style-name="P42"><text:span text:style-name="T86">Back Office</text:span></text:p>
      <text:p text:style-name="P43"><text:span text:style-name="T87"/></text:p>
      <text:p text:style-name="P43"><text:span text:style-name="T88">Crear nuevo sitio de protesta</text:span><text:span text:style-name="T89">: Se creará un nuevo sitio, en una nueva url, con un diseño distinto.</text:span></text:p>
      <text:p text:style-name="P43"><text:span text:style-name="T90">Gestión de sitios</text:span><text:span text:style-name="T91">: Podrá editar otros sitios creados.</text:span></text:p>
      <text:p text:style-name="P43"><text:span text:style-name="T92">Crear Reportes</text:span><text:span text:style-name="T93">: Se podrán crear reportes para obtener diferentes estadísticas.</text:span></text:p>
      <text:p text:style-name="P43"><text:span text:style-name="T94">Gestión de variables</text:span><text:span text:style-name="T95">: Habrá ciertas variables que controlarán el sitio. Las variables podrán ser editadas aquí.</text:span></text:p>
      <text:p text:style-name="P43"><text:span text:style-name="T96">Alta Administrado</text:span><text:span text:style-name="T97">r: Se podrá dar de alta a otros administradores.</text:span></text:p>
      <text:p text:style-name="P43"><text:span text:style-name="T98">Gestión de usuarios</text:span><text:span text:style-name="T99">: Se controlará la actividad de los usuarios.</text:span></text:p>
      <text:p text:style-name="P43"><text:span text:style-name="T100">Ver contenido marcado como inadecuado</text:span><text:span text:style-name="T101">: Se permitirá ver todo el contenido marcado de manera inadecuada, para evaluar decisiones.</text:span></text:p>
      <text:p text:style-name="P43"><text:span text:style-name="T102">Watchdog</text:span><text:span text:style-name="T103">: Proceso que dará de baja contenidos inadecuados.</text:span></text:p>
      <text:p text:style-name="P43"><text:span text:style-name="T104">Envío de notificaciones</text:span><text:span text:style-name="T105">: Es la notificación que se envía luego de crear una convocatoria.</text:span></text:p>
      <text:p text:style-name="P43"><text:span text:style-name="T106">Lista de convocatorias</text:span><text:span text:style-name="T107">: Se listarán todas las convocatorias creadas en el sitio.</text:span></text:p>
      <text:p text:style-name="P44"><draw:frame text:anchor-type="as-char" svg:width="152.40mm" svg:height="187.59mm" style:rel-width="scale" style:rel-height="scale"><draw:object-ole xlink:href="OleObj2"/><draw:image xlink:href="ObjectReplacements/OleObj2"/></draw:frame><text:span text:style-name="T109">Figura2:<text:s/></text:span><text:span text:style-name="T110">Vista de subsistemas</text:span><text:span text:style-name="T111"><text:s/></text:span></text:p>
      <text:p text:style-name="P44"><text:span text:style-name="T112"/></text:p>
      <text:p text:style-name="P45"><text:span text:style-name="T112"/></text:p>
      <text:p text:style-name="P46"><text:span text:style-name="T112"/></text:p>
      <text:p text:style-name="P46"><text:span text:style-name="T113">ARQUITECTURA DEL SISTEMA</text:span></text:p>
      <text:p text:style-name="P46"><text:span text:style-name="T114"/></text:p>
      <text:p text:style-name="P47"><draw:frame text:anchor-type="as-char" svg:width="152.40mm" svg:height="92.87mm" style:rel-width="scale" style:rel-height="scale"><draw:object-ole xlink:href="OleObj3"/><draw:image xlink:href="ObjectReplacements/OleObj3"/></draw:frame><text:span text:style-name="T114"/></text:p>
      <text:p text:style-name="P47"><text:span text:style-name="T114"/></text:p>
      <text:p text:style-name="P48"><text:span text:style-name="T115">Figura 3:</text:span><text:span text:style-name="T116"><text:s/>Arquitectura del sistema</text:span></text:p>
      <text:p text:style-name="P48"><text:span text:style-name="T117"/></text:p>
      <text:p text:style-name="P49"><text:span text:style-name="T118">La arquitectura utilizada para el desarrollo del sistema es una arquitectura clásica de 3 capas, dónde las capas superiores consumen de las de más abajo. Además se ha desarrollado una capa lateral que será referenciada en todas las capas horizontales. </text:span></text:p>
      <text:p text:style-name="P49"><text:span text:style-name="T118">Debido al diseño de la arquitectura se ha logrado un sistema mantenible que da la posibilidad de agregar nuevas funcionalidades sin tener que modificar el código ya escrito.</text:span></text:p>
      <text:p text:style-name="P49"><text:span text:style-name="T118"><text:s/>En la<text:s/></text:span><text:span text:style-name="T119">figura 3</text:span><text:span text:style-name="T120"><text:s/>puede observarse el diseño de la misma. </text:span></text:p>
      <text:p text:style-name="P50"><text:span text:style-name="T121">PRESENTATION LAYER</text:span></text:p>
      <text:p text:style-name="P51"><text:span text:style-name="T122">Capa encargada de mostrar los datos al usuario final. Esta capa consta de otros módulos con el fin de obtener un sistema desacoplado, escalable y que cumpla con las funcionalidades requeridas.</text:span></text:p>
      <text:p text:style-name="P52"><text:span text:style-name="T123">IndignaFwk.UI.FrontOffice</text:span></text:p>
      <text:p text:style-name="P53"><text:span text:style-name="T124">Es el módulo encargado de mostrar los datos al usuario final y se comunica directamente con el UI.Process. Se ha creado un proyecto web para implementarlo. </text:span></text:p>
      <text:p text:style-name="P54"><text:span text:style-name="T125">IndignaFwk.UI.BackOffice</text:span></text:p>
      <text:p text:style-name="P55"><text:span text:style-name="T126">Aquí se implementa el sistema para que los administradores gestionen los movimientos de protesta utilizando la tecnología WPF. Este módulo también se comunica directamente con el UI.Process.</text:span></text:p>
      <text:p text:style-name="P56"><text:span text:style-name="T127">IndignaFwk.UI.Process</text:span></text:p>
      <text:p text:style-name="P57"><text:span text:style-name="T128">Este módulo consume los servicios expuestos en la capa de negocio y es referenciado por IndignaFwk.UI.BackOffice e IndignaFwk.UI.FrontOffice.</text:span></text:p>
      <text:p text:style-name="P58"><text:span text:style-name="T129">BUSINESS LAYER</text:span><text:span text:style-name="T130"><text:tab/></text:span></text:p>
      <text:p text:style-name="P59"><text:span text:style-name="T131">Capa que contiene las reglas de negocio de la aplicación. Se comunica con la capa de persistencia mediante una interfaz definida en los ADO.</text:span></text:p>
      <text:p text:style-name="P60"><text:span text:style-name="T132">IndignaFwk.Business.Services</text:span></text:p>
      <text:p text:style-name="P61"><text:span text:style-name="T133">Aquí están ubicados los servicios, para los cuales se ha utilizado WCF, que exponen funcionalidades desde la capa de negocio hacia el exterior de la capa. Estos servicios serán consumidos por la capa de presentación, en particular por el por el módulo UI.Process.</text:span></text:p>
      <text:p text:style-name="P62"><text:span text:style-name="T134">IndignaFwk.Business.Managers</text:span></text:p>
      <text:p text:style-name="P63"><text:span text:style-name="T135">En este módulo se resuelve la parte de la lógica de negocio del framework. Se han creado diferentes managers para una correcta separación de las funcionalidades y una factoryManager para un mejor manejo de los mismos.</text:span></text:p>
      <text:p text:style-name="P64"><text:span text:style-name="T136">IndignaFwk.Business.Agents</text:span></text:p>
      <text:p text:style-name="P65"><text:span text:style-name="T137">Este módulo se utilizará para la integración con otros grupos y para la integración de fuentes de datos.</text:span></text:p>
      <text:p text:style-name="P66"><text:span text:style-name="T138">PRESENTATION LAYER</text:span></text:p>
      <text:p text:style-name="P67"><text:span text:style-name="T139">Capa de acceso a datos. Esta capa se conecta directamente con la base de datos y es la encargada de crear, editar, borrar y obtener elementos de la base mediate objetos ADO (Data Access Object).</text:span></text:p>
      <text:p text:style-name="P68"><text:span text:style-name="T140">IndignaFwk.Persistence.DataAccess</text:span></text:p>
      <text:p text:style-name="P69"><text:span text:style-name="T141">Módulo dentro de la capa de acceso a datos con los ADOs y sus correspondientes interfaces para la correcta comunicación con la base de datos.</text:span></text:p>
      <text:p text:style-name="P70"><text:span text:style-name="T142">Common Layer (capa vertical)</text:span></text:p>
      <text:p text:style-name="P71"><text:span text:style-name="T143">Esta es una capa lateral que será utilizada por todas las demás capas.</text:span></text:p>
      <text:p text:style-name="P72"><text:span text:style-name="T144">IndignaFwk.Common</text:span></text:p>
      <text:p text:style-name="P73"><text:span text:style-name="T145">Módulo de la capa lateral que contiene las entidades de negocio, enumerados y funcionalidades utilitarias y de seguridad.</text:span></text:p>
      <text:p text:style-name="P74"><text:span text:style-name="T146">Soluciones Especiales</text:span></text:p>
      <text:p text:style-name="P74"><text:span text:style-name="T146">Multi-Tenant</text:span></text:p>
      <text:p text:style-name="P75"><text:span text:style-name="T147">La implementación del patrón multitenant<text:s text:c="2"/>se realizó utilizando<text:s text:c="2"/>inversión de control e inyección de dependencias.</text:span></text:p>
      <text:p text:style-name="P76"><text:span text:style-name="T148">Utilización API GoogleMaps</text:span></text:p>
      <text:p text:style-name="P77"><text:span text:style-name="T149">Se utilizó la API de GoogleMaps para desarrollar los casos de uso que requerian ubicación geográfica.</text:span></text:p>
      <text:p text:style-name="P77"><text:span text:style-name="T150"/></text:p>
      <text:p text:style-name="P78"><text:span text:style-name="T151">IMPLEMENTACIÓN</text:span></text:p>
      <text:p text:style-name="P78"><text:span text:style-name="T152"/></text:p>
      <text:p text:style-name="P78"><text:span text:style-name="T153">-<text:s/></text:span><text:span text:style-name="T154">Se utiliza el IDE de Microsoft Visual Studio 2010 profesional SP1, integrado con el sistema de repositorio de versionado<text:s/></text:span><text:span text:style-name="T155">SVN</text:span><text:span text:style-name="T156"><text:s/>Ankhsvn. </text:span></text:p>
      <text:p text:style-name="P78"><text:span text:style-name="T157"/></text:p>
      <text:p text:style-name="P78"><text:span text:style-name="T158">- Para la administración de la base de datos se utiliza Microsoft SQL Server 2008, con el IDE de SQL Server Management Studio.</text:span></text:p>
      <text:p text:style-name="P78"><text:span text:style-name="T159"/></text:p>
      <text:p text:style-name="P78"><text:span text:style-name="T160">-<text:s/></text:span><text:span text:style-name="T161">Para el acceso a datos se utilizó ADO.NET.</text:span></text:p>
      <text:p text:style-name="P78"><text:span text:style-name="T162"/></text:p>
      <text:p text:style-name="P78"><text:span text:style-name="T163">-<text:s/></text:span><text:span text:style-name="T164">Para la comunicación entre la capa de presentación y la lógica de negocio se utilizó WCF.</text:span></text:p>
      <text:p text:style-name="P78"><text:span text:style-name="T165"/></text:p>
      <text:p text:style-name="P78"><text:span text:style-name="T166">-<text:s/></text:span><text:span text:style-name="T167">En el módulo FrontOffice se utilizó el patrón MVC con tecnologías ASP MVC 3 y las vistas Razor. Además, para resolver diferentes problemas y desarrollar funcionalidades específicas en la presentación, se utilizó ajax, jquery, estilos CSS, APIs de GoogleMaps, Youtube y Wikipedia. </text:span></text:p>
      <text:p text:style-name="P78"><text:span text:style-name="T168"/></text:p>
      <text:p text:style-name="P78"><text:span text:style-name="T169">-<text:s/></text:span><text:span text:style-name="T170">Se utilizó el servidor Web IIS 7.5 para hacer el deploy de la aplicación web y los servicios.</text:span></text:p>
      <text:p text:style-name="P78"><text:span text:style-name="T171"/></text:p>
      <text:p text:style-name="P78"><text:span text:style-name="T172">-<text:s/></text:span><text:span text:style-name="T173">Para el módulo BackOffice se utilizó Windows Presentation Fundation (WPF) realizando una aplicación de escritorio para la administración de los movimientos de protesta.</text:span></text:p>
      <text:p text:style-name="P78"><text:span text:style-name="T174"/></text:p>
      <text:p text:style-name="P78"><text:span text:style-name="T175">- Se utilizó el clientes<text:s/></text:span><text:span text:style-name="T176">SVN</text:span><text:span text:style-name="T177"><text:s/>tortoise para la documentación y material en general.</text:span></text:p>
      <text:p text:style-name="P79"><text:span text:style-name="T178"/></text:p>
      <text:p text:style-name="P80"><text:span text:style-name="T179">Productos y Herramientas</text:span></text:p>
      <text:p text:style-name="P80"><text:span text:style-name="T180">Tabla . Evaluación de Productos y Herramientas</text:span></text:p>
      <text:p text:style-name="P80"><text:span text:style-name="T181"/></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82"><text:span text:style-name="T182">Producto</text:span><text:span text:style-name="T183"/></text:p>
          </table:table-cell>
          <table:table-cell table:style-name="TableCell010001">
            <text:p text:style-name="P82"><text:span text:style-name="T184">Puntos Fuertes</text:span><text:span text:style-name="T185"/></text:p>
          </table:table-cell>
          <table:table-cell table:style-name="TableCell010002">
            <text:p text:style-name="P82"><text:span text:style-name="T186">Puntos Débiles</text:span><text:span text:style-name="T187"/></text:p>
          </table:table-cell>
          <table:table-cell table:style-name="TableCell010003">
            <text:p text:style-name="P82"><text:span text:style-name="T188">Evaluación General</text:span><text:span text:style-name="T189"/></text:p>
          </table:table-cell>
        </table:table-row>
        <table:table-row table:style-name="TableRow0101">
          <table:table-cell table:style-name="TableCell010100">
            <text:p text:style-name="P85"><text:span text:style-name="T190">ADO.NET Core</text:span><text:span text:style-name="T191"/></text:p>
          </table:table-cell>
          <table:table-cell table:style-name="TableCell010101">
            <text:p text:style-name="P85"><text:span text:style-name="T192">Mayor control de datos</text:span><text:span text:style-name="T193">.</text:span></text:p>
            <text:p text:style-name="P85"><text:span text:style-name="T194">Facilidad en la manipulación de datos.</text:span></text:p>
            <text:p text:style-name="P85"><text:span text:style-name="T195"/></text:p>
          </table:table-cell>
          <table:table-cell table:style-name="TableCell010102">
            <text:p text:style-name="P85"><text:span text:style-name="T196">Reducción de la reusabilidad.</text:span></text:p>
            <text:p text:style-name="P85"><text:span text:style-name="T196">La modificación de la base de datos implicar la creación un nuevo modelo.</text:span><text:span text:style-name="T197"/></text:p>
          </table:table-cell>
          <table:table-cell table:style-name="TableCell010103">
            <text:p text:style-name="P85"><text:span text:style-name="T197"/></text:p>
          </table:table-cell>
        </table:table-row>
        <table:table-row table:style-name="TableRow0102">
          <table:table-cell table:style-name="TableCell010200">
            <text:p text:style-name="P87"><text:span text:style-name="T198">WCF</text:span><text:span text:style-name="T199"/></text:p>
          </table:table-cell>
          <table:table-cell table:style-name="TableCell010201">
            <text:p text:style-name="P87"><text:span text:style-name="T200">Utilización de variedad de protocolos.</text:span></text:p>
            <text:p text:style-name="P87"><text:span text:style-name="T200">Puede ser alojado en servidor web (iis).</text:span><text:span text:style-name="T201"/></text:p>
          </table:table-cell>
          <table:table-cell table:style-name="TableCell010202">
            <text:p text:style-name="P87"><text:span text:style-name="T201"/></text:p>
          </table:table-cell>
          <table:table-cell table:style-name="TableCell010203">
            <text:p text:style-name="P87"><text:span text:style-name="T201"/></text:p>
          </table:table-cell>
        </table:table-row>
        <table:table-row table:style-name="TableRow0103">
          <table:table-cell table:style-name="TableCell010300">
            <text:p text:style-name="P89"><text:span text:style-name="T202">MVC 3</text:span><text:span text:style-name="T203"/></text:p>
          </table:table-cell>
          <table:table-cell table:style-name="TableCell010301">
            <text:p text:style-name="P89"><text:span text:style-name="T204">Diseño claro. Facilita la implementación.</text:span><text:span text:style-name="T205"/></text:p>
          </table:table-cell>
          <table:table-cell table:style-name="TableCell010302">
            <text:p text:style-name="P89"><text:span text:style-name="T205"/></text:p>
          </table:table-cell>
          <table:table-cell table:style-name="TableCell010303">
            <text:p text:style-name="P89"><text:span text:style-name="T205"/></text:p>
          </table:table-cell>
        </table:table-row>
        <table:table-row table:style-name="TableRow0104">
          <table:table-cell table:style-name="TableCell010400">
            <text:p text:style-name="P91"><text:span text:style-name="T206">Razor</text:span><text:span text:style-name="T207"/></text:p>
          </table:table-cell>
          <table:table-cell table:style-name="TableCell010401">
            <text:p text:style-name="P91"><text:span text:style-name="T208">Sintaxis compacta, fácil de escribir y minimiza la tipeo de código.</text:span><text:span text:style-name="T209"/></text:p>
          </table:table-cell>
          <table:table-cell table:style-name="TableCell010402">
            <text:p text:style-name="P91"><text:span text:style-name="T209"/></text:p>
          </table:table-cell>
          <table:table-cell table:style-name="TableCell010403">
            <text:p text:style-name="P91"><text:span text:style-name="T209"/></text:p>
          </table:table-cell>
        </table:table-row>
        <table:table-row table:style-name="TableRow0105">
          <table:table-cell table:style-name="TableCell010500">
            <text:p text:style-name="P93"><text:span text:style-name="T210">API Google Maps</text:span><text:span text:style-name="T211"/></text:p>
          </table:table-cell>
          <table:table-cell table:style-name="TableCell010501">
            <text:p text:style-name="P93"><text:span text:style-name="T212">Disponible públicamente.</text:span><text:span text:style-name="T213"/></text:p>
          </table:table-cell>
          <table:table-cell table:style-name="TableCell010502">
            <text:p text:style-name="P93"><text:span text:style-name="T213"/></text:p>
          </table:table-cell>
          <table:table-cell table:style-name="TableCell010503">
            <text:p text:style-name="P93"><text:span text:style-name="T213"/></text:p>
          </table:table-cell>
        </table:table-row>
        <table:table-row table:style-name="TableRow0106">
          <table:table-cell table:style-name="TableCell010600">
            <text:p text:style-name="P95"><text:span text:style-name="T214">WPF</text:span><text:span text:style-name="T215"/></text:p>
          </table:table-cell>
          <table:table-cell table:style-name="TableCell010601">
            <text:p text:style-name="P96"><text:span text:style-name="T216">Mejor experiencia de usuario que Windows forms.</text:span><text:span text:style-name="T217"/></text:p>
          </table:table-cell>
          <table:table-cell table:style-name="TableCell010602">
            <text:p text:style-name="P97"><text:span text:style-name="T217"/></text:p>
          </table:table-cell>
          <table:table-cell table:style-name="TableCell010603">
            <text:p text:style-name="P97"><text:span text:style-name="T217"/></text:p>
          </table:table-cell>
        </table:table-row>
        <table:table-row table:style-name="TableRow0107">
          <table:table-cell table:style-name="TableCell010700">
            <text:p text:style-name="P99"><text:span text:style-name="T218">CSS</text:span><text:span text:style-name="T219"/></text:p>
          </table:table-cell>
          <table:table-cell table:style-name="TableCell010701">
            <text:p text:style-name="P99"><text:span text:style-name="T220">Diseño desacoplado del resto del código.</text:span></text:p>
            <text:p text:style-name="P99"><text:span text:style-name="T220">Posibilidad de armar diferentes presentaciones en una misma página.</text:span></text:p>
            <text:p text:style-name="P99"><text:span text:style-name="T221"/></text:p>
          </table:table-cell>
          <table:table-cell table:style-name="TableCell010702">
            <text:p text:style-name="P99"><text:span text:style-name="T222">Dependiendo del navegado utilizado la página maquetada con CSS puede verse distinta.</text:span><text:span text:style-name="T223"/></text:p>
          </table:table-cell>
          <table:table-cell table:style-name="TableCell010703">
            <text:p text:style-name="P99"><text:span text:style-name="T223"/></text:p>
          </table:table-cell>
        </table:table-row>
        <table:table-row table:style-name="TableRow0108">
          <table:table-cell table:style-name="TableCell010800">
            <text:p text:style-name="P101"><text:span text:style-name="T224">JQuery</text:span><text:span text:style-name="T225"/></text:p>
          </table:table-cell>
          <table:table-cell table:style-name="TableCell010801">
            <text:p text:style-name="P101"><text:span text:style-name="T226">Genera contenido dinámico a nuestras páginas de manera sencilla.</text:span></text:p>
            <text:p text:style-name="P101"><text:span text:style-name="T226">Ahorra líneas de código.</text:span><text:span text:style-name="T227"/></text:p>
          </table:table-cell>
          <table:table-cell table:style-name="TableCell010802">
            <text:p text:style-name="P101"><text:span text:style-name="T227"/></text:p>
          </table:table-cell>
          <table:table-cell table:style-name="TableCell010803">
            <text:p text:style-name="P101"><text:span text:style-name="T227"/></text:p>
          </table:table-cell>
        </table:table-row>
        <table:table-row table:style-name="TableRow0109">
          <table:table-cell table:style-name="TableCell010900">
            <text:p text:style-name="P103"><text:span text:style-name="T228">Ajax</text:span><text:span text:style-name="T229"/></text:p>
          </table:table-cell>
          <table:table-cell table:style-name="TableCell010901">
            <text:p text:style-name="P103"><text:span text:style-name="T230">Mejor experiencia de usuario.</text:span></text:p>
            <text:p text:style-name="P103"><text:span text:style-name="T230">Reducción de tráfico de datos al servidor.</text:span><text:span text:style-name="T231"/></text:p>
          </table:table-cell>
          <table:table-cell table:style-name="TableCell010902">
            <text:p text:style-name="P103"><text:span text:style-name="T231"/></text:p>
          </table:table-cell>
          <table:table-cell table:style-name="TableCell010903">
            <text:p text:style-name="P103"><text:span text:style-name="T231"/></text:p>
          </table:table-cell>
        </table:table-row>
        <table:table-row table:style-name="TableRow0110">
          <table:table-cell table:style-name="TableCell011000">
            <text:p text:style-name="P105"><text:span text:style-name="T232">IIS 7.5</text:span><text:span text:style-name="T233"/></text:p>
          </table:table-cell>
          <table:table-cell table:style-name="TableCell011001">
            <text:p text:style-name="P105"><text:span text:style-name="T234">Pools independientes.</text:span></text:p>
            <text:p text:style-name="P105"><text:span text:style-name="T234"><text:s/>Interfaz de administración.</text:span></text:p>
            <text:p text:style-name="P105"><text:span text:style-name="T234">Fácil configuración.</text:span><text:span text:style-name="T235"/></text:p>
          </table:table-cell>
          <table:table-cell table:style-name="TableCell011002">
            <text:p text:style-name="P105"><text:span text:style-name="T236">No es multiplataforma.</text:span><text:span text:style-name="T237"/></text:p>
          </table:table-cell>
          <table:table-cell table:style-name="TableCell011003">
            <text:p text:style-name="P105"><text:span text:style-name="T237"/></text:p>
          </table:table-cell>
        </table:table-row>
        <table:table-row table:style-name="TableRow0111">
          <table:table-cell table:style-name="TableCell011100">
            <text:p text:style-name="P107"><text:span text:style-name="T238">SQL Server 2008</text:span><text:span text:style-name="T239"/></text:p>
          </table:table-cell>
          <table:table-cell table:style-name="TableCell011101">
            <text:p text:style-name="P107"><text:span text:style-name="T239"/></text:p>
          </table:table-cell>
          <table:table-cell table:style-name="TableCell011102">
            <text:p text:style-name="P107"><text:span text:style-name="T239"/></text:p>
          </table:table-cell>
          <table:table-cell table:style-name="TableCell011103">
            <text:p text:style-name="P107"><text:span text:style-name="T239"/></text:p>
          </table:table-cell>
        </table:table-row>
        <table:table-row table:style-name="TableRow0112">
          <table:table-cell table:style-name="TableCell011200">
            <text:p text:style-name="P109"><text:span text:style-name="T240">SQL Managment</text:span><text:span text:style-name="T241"/></text:p>
          </table:table-cell>
          <table:table-cell table:style-name="TableCell011201">
            <text:p text:style-name="P109"><text:span text:style-name="T242">Interfaz que facilita el manejo de datos.</text:span><text:span text:style-name="T243"/></text:p>
          </table:table-cell>
          <table:table-cell table:style-name="TableCell011202">
            <text:p text:style-name="P109"><text:span text:style-name="T243"/></text:p>
          </table:table-cell>
          <table:table-cell table:style-name="TableCell011203">
            <text:p text:style-name="P109"><text:span text:style-name="T243"/></text:p>
          </table:table-cell>
        </table:table-row>
        <table:table-row table:style-name="TableRow0113">
          <table:table-cell table:style-name="TableCell011300">
            <text:p text:style-name="P111"><text:span text:style-name="T244">Windows Phone</text:span><text:span text:style-name="T245"/></text:p>
          </table:table-cell>
          <table:table-cell table:style-name="TableCell011301">
            <text:p text:style-name="P111"><text:span text:style-name="T246">Fácil de desarrollar debido a controles predeterminados (Pivot y Panorama).</text:span><text:span text:style-name="T247"/></text:p>
          </table:table-cell>
          <table:table-cell table:style-name="TableCell011302">
            <text:p text:style-name="P111"><text:span text:style-name="T247"/></text:p>
          </table:table-cell>
          <table:table-cell table:style-name="TableCell011303">
            <text:p text:style-name="P111"><text:span text:style-name="T247"/></text:p>
          </table:table-cell>
        </table:table-row>
        <table:table-row table:style-name="TableRow0114">
          <table:table-cell table:style-name="TableCell011400">
            <text:p text:style-name="P113"><text:span text:style-name="T248">AnkhSvn</text:span><text:span text:style-name="T249"/></text:p>
          </table:table-cell>
          <table:table-cell table:style-name="TableCell011401">
            <text:p text:style-name="P113"><text:span text:style-name="T250">Integrado a Visual Studio.</text:span><text:span text:style-name="T251"/></text:p>
          </table:table-cell>
          <table:table-cell table:style-name="TableCell011402">
            <text:p text:style-name="P113"><text:span text:style-name="T251"/></text:p>
          </table:table-cell>
          <table:table-cell table:style-name="TableCell011403">
            <text:p text:style-name="P113"><text:span text:style-name="T251"/></text:p>
          </table:table-cell>
        </table:table-row>
        <table:table-row table:style-name="TableRow0115">
          <table:table-cell table:style-name="TableCell011500">
            <text:p text:style-name="P115"><text:span text:style-name="T252">Tortoise</text:span><text:span text:style-name="T253"/></text:p>
          </table:table-cell>
          <table:table-cell table:style-name="TableCell011501">
            <text:p text:style-name="P115"><text:span text:style-name="T254">Fácil manejo.</text:span><text:span text:style-name="T255"/></text:p>
          </table:table-cell>
          <table:table-cell table:style-name="TableCell011502">
            <text:p text:style-name="P115"><text:span text:style-name="T256">No fue útil como repositorio de código.</text:span><text:span text:style-name="T257"/></text:p>
          </table:table-cell>
          <table:table-cell table:style-name="TableCell011503">
            <text:p text:style-name="P115"><text:span text:style-name="T258">Buena: Se utilizó para documentación.</text:span><text:span text:style-name="T259"/></text:p>
          </table:table-cell>
        </table:table-row>
        <table:table-row table:style-name="TableRow0116">
          <table:table-cell table:style-name="TableCell011600">
            <text:p text:style-name="P117"><text:span text:style-name="T260">Visual Studio 2010</text:span><text:span text:style-name="T261"/></text:p>
          </table:table-cell>
          <table:table-cell table:style-name="TableCell011601">
            <text:p text:style-name="P117"><text:span text:style-name="T262">Rico en la experiencia de usuario, fácil integración con tecnologías compatibles.</text:span><text:span text:style-name="T263"/></text:p>
          </table:table-cell>
          <table:table-cell table:style-name="TableCell011602">
            <text:p text:style-name="P117"><text:span text:style-name="T263"/></text:p>
          </table:table-cell>
          <table:table-cell table:style-name="TableCell011603">
            <text:p text:style-name="P117"><text:span text:style-name="T263"/></text:p>
          </table:table-cell>
        </table:table-row>
      </table:table>
      <text:p text:style-name="P119"><text:span text:style-name="T263"/></text:p>
      <text:p text:style-name="P120"><text:span text:style-name="T264">Problemas Encontrados</text:span></text:p>
      <text:p text:style-name="P121"><text:span text:style-name="T265"/></text:p>
      <text:p text:style-name="P121"><text:span text:style-name="T266">En el desarrollo de la solución nos presentamos con varias incognitas y varios problemas. Por no tener conocimientos sobre las tecnologías a usar, primero tuvimos que dedicarle tiempo a la investigación de éstas, se podría decir que estas fueron nuestras incognitas a resolver.<text:s text:c="2"/>Luego de la investigación es donde surgen los problemas, a continuación los detallo:</text:span></text:p>
      <text:p text:style-name="P121"><text:span text:style-name="T266">- Problema en la implementación de layouts. Debido al uso de multi tenant nos surgio el problema de como podría esto ser reflejado en la aplicación. Se resolvio implementando varios layouts, cada uno con varios css para poder representar un universo finitode sitios.</text:span></text:p>
      <text:p text:style-name="P121"><text:span text:style-name="T266">- Debido a la cantidad de tecnologías que se debian investigar se generó un atraso en la implementación de las mismas.</text:span></text:p>
      <text:p text:style-name="P121"><text:span text:style-name="T267"/></text:p>
      <text:p text:style-name="P122"><text:span text:style-name="T268">EVALUACIÓN DE LA SOLUCIÓN</text:span></text:p>
      <text:p text:style-name="P123"><text:span text:style-name="T269"/></text:p>
      <text:p text:style-name="P123"><text:span text:style-name="T270">Puntos Fuertes</text:span></text:p>
      <text:p text:style-name="P123"><text:span text:style-name="T271"/></text:p>
      <text:p text:style-name="P123"><text:span text:style-name="T272">-<text:s/></text:span><text:span text:style-name="T273">Arquitectura diseñada evaluando futuros riesgos permitiendonos desarrollar un sistema mantenible y escalable.</text:span></text:p>
      <text:p text:style-name="P123"><text:span text:style-name="T274">-<text:s/></text:span><text:span text:style-name="T275">Resolución de multitenant con el patrón Inversion de control e Inyección de dependencias permitiendo multiplicidad de vistas para los sitios web.</text:span></text:p>
      <text:p text:style-name="P123"><text:span text:style-name="T275">- Integración con otros grupos. Debido a la arquitectura diseñada, la implementación de esta funcionalidad no implicó grandes costos ni grandes cambios en el sistema.</text:span></text:p>
      <text:p text:style-name="P123"><text:span text:style-name="T275">- Integración con fuentes de datos (YouTube y Wikipedia).</text:span></text:p>
      <text:p text:style-name="P123"><text:span text:style-name="T275">- Login con Facebook.</text:span></text:p>
      <text:p text:style-name="P123"><text:span text:style-name="T275">- Encriptación de contraseñas<text:s text:c="2"/>(Algoritmo Rijndae).</text:span></text:p>
      <text:p text:style-name="P123"><text:span text:style-name="T276"/></text:p>
      <text:p text:style-name="P123"><text:span text:style-name="T277">Puntos Débiles</text:span></text:p>
      <text:p text:style-name="P123"><text:span text:style-name="T278"/></text:p>
      <text:p text:style-name="P123"><text:span text:style-name="T279">-<text:s/></text:span><text:span text:style-name="T280">El diseño de las intefaces en WPF no fue el deseado, luciendo unas intefaces poco amigables con el usuario.</text:span></text:p>
      <text:p text:style-name="P123"><text:span text:style-name="T280">- Poca funcionalidades desarrolladas en Windows Phone de nuestro sistema.</text:span></text:p>
      <text:p text:style-name="P123"><text:span text:style-name="T280">- Faltó hacer el deploy en Azure.</text:span></text:p>
      <text:p text:style-name="P123"><text:span text:style-name="T281"/></text:p>
      <text:p text:style-name="P124"><text:span text:style-name="T282">DESARROLLO DEL PROYECTO</text:span></text:p>
      <text:p text:style-name="P124"><text:span text:style-name="T283"/></text:p>
      <text:p text:style-name="P125"><text:span text:style-name="T284">El desarrollo del proyecto se inicio el 21 de abril de 2012. Se arranco diseñando los casos de uso, arquitectura, un modelo relacional y diagrama de clases para definir el sistema que se implementaria. </text:span></text:p>
      <text:p text:style-name="P125"><text:span text:style-name="T284">Luego de tener los documentos aprobados empezamos a desarrollar por un lado las entidades, los Managers, los ADOs de cada entidad, la bases de datos, los servicios, en definitiva todo el backend. Mientras que en paralelo se investigaba la implementación de back office con el uso de WPF y la implementación del front office con el uso de MVC 3 con vistas razor. Luego de tener el codigo base, se avanzo en paralelo en todas los sectores detallados. Por último se desarrollo la aplicaciónde Windows Phone</text:span></text:p>
      <text:p text:style-name="P125"><text:span text:style-name="T284">Semana del 20 de abril: Estudio de requerimientos, diseño casos de uso y<text:s text:c="2"/>arquitectura.</text:span></text:p>
      <text:p text:style-name="P125"><text:span text:style-name="T284">Semana del 7 de mayo: Se inicia el desarrollo de backend, creación del primer schema de base de datos y diseño de pantallas de back office.</text:span></text:p>
      <text:p text:style-name="P125"><text:span text:style-name="T284">Semana del 15 de mayo: Implementación de multitenant, desarrollo del prototipo y comunicación con WCF.</text:span></text:p>
      <text:p text:style-name="P125"><text:span text:style-name="T284">Semana del 29 de mayo : Se comienza a escribir el artículo.</text:span></text:p>
      <text:p text:style-name="P125"><text:span text:style-name="T284">Semana del 6 de junio: Desarrollo de caso de usos obligatorios.</text:span></text:p>
      <text:p text:style-name="P125"><text:span text:style-name="T284">Semana de 14 de junio: Configuración de Servidor IIS.</text:span></text:p>
      <text:p text:style-name="P125"><text:span text:style-name="T284">Semana del 21 de junio: Login con Facebook, integración con grupos, integración con fuentes de datos y desarrollo de Windows Phone.</text:span></text:p>
      <text:p text:style-name="P125"><text:span text:style-name="T284">Semana del 27 de junio: Testing, mantenimiento correctivo.</text:span></text:p>
      <text:p text:style-name="P125"><text:span text:style-name="T285"/></text:p>
      <text:p text:style-name="P125"><text:span text:style-name="T286">CONCLUSIONES Y TRABAJO A FUTURO </text:span></text:p>
      <text:p text:style-name="P125"><text:span text:style-name="T287"/></text:p>
      <text:p text:style-name="P125"><text:span text:style-name="T288">Las primeras conclusiones que se puden sacar son muy positivas, ya que se pudo desarrollar una plataforma pontente y muy util para crear sitios web en un tiempo muy reducido. En tan sólo 2 meses y medio se logró la creación 12 sitios con diferentes estilos.</text:span></text:p>
      <text:p text:style-name="P125"><text:span text:style-name="T288">Debido a las caracteríticas y el objetivo de los sitos de los movimientos de protesta, el trabajo a futuro<text:s text:c="2"/>esta dado una una mayor y mejor integración con otros grupos y fuentes de datos, ya que unos de los objetivos principales de estos grupos es poder compartir información. Esto brindaría más riqueza a los portales webs. Esto será posible lograrlo sin mayores dificultades gracias a la arquitectura planteada desde el comienzo.</text:span></text:p>
      <text:p text:style-name="P125"><text:span text:style-name="T288"><text:s/>A su vez, se deberán fortalecer los puntos débiles que actualmente tiene la aplicación nombrados anteriormente, especialmente se deberá mejorar el back office desde el punto de vista del diseño para lograr una mejor experiencia de usuario.</text:span></text:p>
      <text:p text:style-name="P125"><text:span text:style-name="T288">En general se deberá hacer mantenimiento correctivo, y más que nada perfectivo para lograr páginas más dinámicas y con mayor interacción por parte de los usuarios, como por ejemplo comentarios de los contenidos compartidos y las convocatorias.</text:span></text:p>
      <text:p text:style-name="P125"><text:span text:style-name="T289"/></text:p>
      <text:p text:style-name="P126"><text:span text:style-name="T290">REFERENCIAS</text:span></text:p>
      <text:p text:style-name="P126"><text:span text:style-name="T291"/></text:p>
      <text:list text:style-name="L127">
        <text:list-item>
          <text:p text:style-name="P127"><text:span text:style-name="T292">Laboratorio de Integración de Sistemas. Taller de Sistemas de Información 1 –<text:s text:c="2"/>Trabajo Obligatorio. Año 2011.<text:s/></text:span><text:a xlink:href="http://www.fing.edu.uy/inco/cursos/tsi/TSI1/2011/laboratorio/Obligatorio2011.pdf"><text:span text:style-name="T293">http://www.fing.edu.uy/inco/cursos/tsi/TSI1/2011/laboratorio/Obligatorio2011.pdf</text:span></text:a><text:span text:style-name="T294"><text:s/>[Consulta: Mayo 2011]</text:span></text:p>
        </text:list-item>
        <text:list-item>
          <text:p text:style-name="P127"><text:span text:style-name="T294">Microsoft .NET Framework</text:span></text:p>
        </text:list-item>
      </text:list>
      <text:p text:style-name="P128"><text:a xlink:href="http://www.microsoft.com/net/"><text:span text:style-name="T295">http://www.microsoft.com/net/</text:span></text:a><text:span text:style-name="T296"><text:s/>- [Consulta: Mayo 2010]</text:span></text:p>
      <text:list text:style-name="L129">
        <text:list-item>
          <text:p text:style-name="P129"><text:span text:style-name="T296">ACM Proceedings Templates<text:line-break/></text:span><text:a xlink:href="http://www.acm.org/chapters/policy/toolkit/template.html"><text:span text:style-name="T297">http://www.acm.org/chapters/policy/toolkit/template.html</text:span></text:a><text:span text:style-name="T298"><text:s/><text:line-break/>[Consulta: Mayo 2010]</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